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D0000001A6F2D8528947863CC.png" manifest:media-type="image/png"/>
  <manifest:file-entry manifest:full-path="Pictures/1000336400001042000002AE8C2B294C3B05E066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paración" style:family="table">
      <style:table-properties style:width="17cm" fo:margin-top="0.499cm" fo:margin-bottom="0.499cm" table:align="margins" style:writing-mode="lr-tb"/>
    </style:style>
    <style:style style:name="Comparación.A" style:family="table-column">
      <style:table-column-properties style:column-width="3.999cm" style:rel-column-width="15414*"/>
    </style:style>
    <style:style style:name="Comparación.B" style:family="table-column">
      <style:table-column-properties style:column-width="13.002cm" style:rel-column-width="50121*"/>
    </style:style>
    <style:style style:name="Com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ción.B1" style:family="table-cell">
      <style:table-cell-properties fo:padding="0.097cm" fo:border="0.05pt solid #000000"/>
    </style:style>
    <style:style style:name="Comparación.A2" style:family="table-cell">
      <style:table-cell-properties fo:padding="0.097cm" fo:border-left="0.05pt solid #000000" fo:border-right="none" fo:border-top="none" fo:border-bottom="0.05pt solid #000000"/>
    </style:style>
    <style:style style:name="Comparación.B2" style:family="table-cell">
      <style:table-cell-properties fo:padding="0.097cm" fo:border-left="0.05pt solid #000000" fo:border-right="0.05pt solid #000000" fo:border-top="none" fo:border-bottom="0.05pt solid #000000"/>
    </style:style>
    <style:style style:name="Lógicos" style:family="table">
      <style:table-properties style:width="17cm" fo:margin-top="0.499cm" fo:margin-bottom="0.499cm" table:align="margins" style:writing-mode="lr-tb"/>
    </style:style>
    <style:style style:name="Lógicos.A" style:family="table-column">
      <style:table-column-properties style:column-width="3.999cm" style:rel-column-width="15414*"/>
    </style:style>
    <style:style style:name="Lógicos.B" style:family="table-column">
      <style:table-column-properties style:column-width="13.002cm" style:rel-column-width="50121*"/>
    </style:style>
    <style:style style:name="Lógicos.A1" style:family="table-cell">
      <style:table-cell-properties fo:padding="0.097cm" fo:border-left="0.05pt solid #000000" fo:border-right="none" fo:border-top="0.05pt solid #000000" fo:border-bottom="0.05pt solid #000000"/>
    </style:style>
    <style:style style:name="Lógicos.B1" style:family="table-cell">
      <style:table-cell-properties fo:padding="0.097cm" fo:border="0.05pt solid #000000"/>
    </style:style>
    <style:style style:name="Lógicos.A2" style:family="table-cell">
      <style:table-cell-properties fo:padding="0.097cm" fo:border-left="0.05pt solid #000000" fo:border-right="none" fo:border-top="none" fo:border-bottom="0.05pt solid #000000"/>
    </style:style>
    <style:style style:name="Lógicos.B2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" style:family="table">
      <style:table-properties style:width="17cm" fo:margin-top="0.499cm" fo:margin-bottom="0.499cm" table:align="margins" style:writing-mode="lr-tb"/>
    </style:style>
    <style:style style:name="Numéricos.A" style:family="table-column">
      <style:table-column-properties style:column-width="3.999cm" style:rel-column-width="15414*"/>
    </style:style>
    <style:style style:name="Numéricos.B" style:family="table-column">
      <style:table-column-properties style:column-width="13.002cm" style:rel-column-width="50121*"/>
    </style:style>
    <style:style style:name="Numéricos.A1" style:family="table-cell">
      <style:table-cell-properties fo:padding="0.097cm" fo:border-left="0.05pt solid #000000" fo:border-right="none" fo:border-top="0.05pt solid #000000" fo:border-bottom="0.05pt solid #000000"/>
    </style:style>
    <style:style style:name="Numéricos.B1" style:family="table-cell">
      <style:table-cell-properties fo:padding="0.097cm" fo:border="0.05pt solid #000000"/>
    </style:style>
    <style:style style:name="Numéric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Numéricos.B2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3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4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5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6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7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8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9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0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1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Numéricos.B13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4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5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6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7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8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9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0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1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" style:family="table">
      <style:table-properties style:width="17cm" fo:margin-top="0.499cm" fo:margin-bottom="0.499cm" table:align="margins" style:writing-mode="lr-tb"/>
    </style:style>
    <style:style style:name="Strings.A" style:family="table-column">
      <style:table-column-properties style:column-width="7.213cm" style:rel-column-width="27803*"/>
    </style:style>
    <style:style style:name="Strings.B" style:family="table-column">
      <style:table-column-properties style:column-width="9.788cm" style:rel-column-width="37732*"/>
    </style:style>
    <style:style style:name="Strings.A1" style:family="table-cell">
      <style:table-cell-properties fo:padding="0.097cm" fo:border-left="0.05pt solid #000000" fo:border-right="none" fo:border-top="0.05pt solid #000000" fo:border-bottom="0.05pt solid #000000"/>
    </style:style>
    <style:style style:name="Strings.B1" style:family="table-cell">
      <style:table-cell-properties fo:padding="0.097cm" fo:border="0.05pt solid #000000"/>
    </style:style>
    <style:style style:name="String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trings.B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5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9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0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1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5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9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0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1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A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trings.B2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9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" style:family="table">
      <style:table-properties style:width="17cm" fo:margin-top="0.499cm" fo:margin-bottom="0.499cm" table:align="margins" style:writing-mode="lr-tb"/>
    </style:style>
    <style:style style:name="Plantillas.A" style:family="table-column">
      <style:table-column-properties style:column-width="0.794cm" style:rel-column-width="3059*"/>
    </style:style>
    <style:style style:name="Plantillas.B" style:family="table-column">
      <style:table-column-properties style:column-width="3.198cm" style:rel-column-width="12327*"/>
    </style:style>
    <style:style style:name="Plantillas.C" style:family="table-column">
      <style:table-column-properties style:column-width="5.401cm" style:rel-column-width="20820*"/>
    </style:style>
    <style:style style:name="Plantillas.D" style:family="table-column">
      <style:table-column-properties style:column-width="7.608cm" style:rel-column-width="29329*"/>
    </style:style>
    <style:style style:name="Plantillas.A1" style:family="table-cell">
      <style:table-cell-properties style:vertical-align="middle" fo:padding="0.097cm" fo:border="0.05pt solid #000000"/>
    </style:style>
    <style:style style:name="Plantill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illas.C2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3" style:family="table-cell">
      <style:table-cell-properties fo:padding="0.097cm" fo:border-left="0.05pt solid #000000" fo:border-right="none" fo:border-top="none" fo:border-bottom="0.05pt solid #000000"/>
    </style:style>
    <style:style style:name="Plantillas.D3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4" style:family="table-cell">
      <style:table-cell-properties fo:padding="0.097cm" fo:border-left="0.05pt solid #000000" fo:border-right="none" fo:border-top="none" fo:border-bottom="0.05pt solid #000000"/>
    </style:style>
    <style:style style:name="Plantillas.D4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5" style:family="table-cell">
      <style:table-cell-properties fo:padding="0.097cm" fo:border-left="0.05pt solid #000000" fo:border-right="none" fo:border-top="none" fo:border-bottom="0.05pt solid #000000"/>
    </style:style>
    <style:style style:name="Plantillas.D5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A6" style:family="table-cell">
      <style:table-cell-properties fo:padding="0.097cm" fo:border-left="0.05pt solid #000000" fo:border-right="0.05pt solid #000000" fo:border-top="none" fo:border-bottom="0.05pt solid #000000"/>
    </style:style>
    <style:style style:name="Listas" style:family="table">
      <style:table-properties style:width="17cm" fo:margin-top="0.499cm" fo:margin-bottom="0.499cm" table:align="margins" style:writing-mode="lr-tb"/>
    </style:style>
    <style:style style:name="Listas.A" style:family="table-column">
      <style:table-column-properties style:column-width="4.697cm" style:rel-column-width="18107*"/>
    </style:style>
    <style:style style:name="Listas.B" style:family="table-column">
      <style:table-column-properties style:column-width="12.303cm" style:rel-column-width="47428*"/>
    </style:style>
    <style:style style:name="Listas.A1" style:family="table-cell">
      <style:table-cell-properties fo:padding="0.097cm" fo:border-left="0.05pt solid #000000" fo:border-right="none" fo:border-top="0.05pt solid #000000" fo:border-bottom="0.05pt solid #000000"/>
    </style:style>
    <style:style style:name="Listas.B1" style:family="table-cell">
      <style:table-cell-properties fo:padding="0.097cm" fo:border="0.05pt solid #000000"/>
    </style:style>
    <style:style style:name="List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Listas.B2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3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4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5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6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7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8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9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0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1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2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3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4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5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margin-top="0.499cm" fo:margin-bottom="0.499cm" table:align="margins" style:writing-mode="lr-tb"/>
    </style:style>
    <style:style style:name="Tabla1.A" style:family="table-column">
      <style:table-column-properties style:column-width="4.697cm" style:rel-column-width="18107*"/>
    </style:style>
    <style:style style:name="Tabla1.B" style:family="table-column">
      <style:table-column-properties style:column-width="12.303cm" style:rel-column-width="4742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" style:family="table">
      <style:table-properties style:width="17cm" fo:margin-top="0.499cm" fo:margin-bottom="0.499cm" table:align="margins" style:writing-mode="lr-tb"/>
    </style:style>
    <style:style style:name="Diccionarios.A" style:family="table-column">
      <style:table-column-properties style:column-width="3.598cm" style:rel-column-width="13871*"/>
    </style:style>
    <style:style style:name="Diccionarios.B" style:family="table-column">
      <style:table-column-properties style:column-width="13.402cm" style:rel-column-width="51664*"/>
    </style:style>
    <style:style style:name="Diccionarios.A1" style:family="table-cell">
      <style:table-cell-properties fo:padding="0.097cm" fo:border-left="0.05pt solid #000000" fo:border-right="none" fo:border-top="0.05pt solid #000000" fo:border-bottom="0.05pt solid #000000"/>
    </style:style>
    <style:style style:name="Diccionarios.B1" style:family="table-cell">
      <style:table-cell-properties fo:padding="0.097cm" fo:border="0.05pt solid #000000"/>
    </style:style>
    <style:style style:name="Diccionari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ccionarios.B2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3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4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5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6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7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8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9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0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1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2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" style:family="table">
      <style:table-properties style:width="17cm" fo:margin-top="0.499cm" fo:margin-bottom="0.499cm" table:align="margins" fo:keep-with-next="always" style:writing-mode="lr-tb"/>
    </style:style>
    <style:style style:name="Conjuntos.A" style:family="table-column">
      <style:table-column-properties style:column-width="5.198cm" style:rel-column-width="20038*"/>
    </style:style>
    <style:style style:name="Conjuntos.B" style:family="table-column">
      <style:table-column-properties style:column-width="11.802cm" style:rel-column-width="45497*"/>
    </style:style>
    <style:style style:name="Conjuntos.1" style:family="table-row">
      <style:table-row-properties fo:keep-together="always"/>
    </style:style>
    <style:style style:name="Conju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juntos.B1" style:family="table-cell">
      <style:table-cell-properties fo:padding="0.097cm" fo:border="0.05pt solid #000000"/>
    </style:style>
    <style:style style:name="Conjunt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juntos.B2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4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5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6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7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8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9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0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1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2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4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5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6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7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8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margin-top="0.499cm" fo:margin-bottom="0.499cm" table:align="margins" style:writing-mode="lr-tb"/>
    </style:style>
    <style:style style:name="Tabla8.A" style:family="table-column">
      <style:table-column-properties style:column-width="5.808cm" style:rel-column-width="22391*"/>
    </style:style>
    <style:style style:name="Tabla8.B" style:family="table-column">
      <style:table-column-properties style:column-width="11.192cm" style:rel-column-width="4314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fo:margin-top="0.499cm" fo:margin-bottom="0.499cm" table:align="margins" style:writing-mode="lr-tb"/>
    </style:style>
    <style:style style:name="Tabla11.A" style:family="table-column">
      <style:table-column-properties style:column-width="5.808cm" style:rel-column-width="22391*"/>
    </style:style>
    <style:style style:name="Tabla11.B" style:family="table-column">
      <style:table-column-properties style:column-width="11.192cm" style:rel-column-width="4314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top="0.499cm" fo:margin-bottom="0.499cm" table:align="left" style:writing-mode="lr-tb"/>
    </style:style>
    <style:style style:name="Tabla9.A" style:family="table-column">
      <style:table-column-properties style:column-width="2.9cm"/>
    </style:style>
    <style:style style:name="Tabla9.B" style:family="table-column">
      <style:table-column-properties style:column-width="2.709cm"/>
    </style:style>
    <style:style style:name="Tabla9.C" style:family="table-column">
      <style:table-column-properties style:column-width="3.784cm"/>
    </style:style>
    <style:style style:name="Tabla9.D" style:family="table-column">
      <style:table-column-properties style:column-width="7.62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152345"/>
    </style:style>
    <style:style style:name="P3" style:family="paragraph" style:parent-style-name="Footer">
      <style:text-properties style:font-name="Fabrikat" fo:font-size="13pt" officeooo:rsid="002ec0d7" officeooo:paragraph-rsid="002ec0d7" style:font-size-asian="10.5pt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Text_20_body">
      <style:text-properties officeooo:rsid="00054c8b" officeooo:paragraph-rsid="00054c8b"/>
    </style:style>
    <style:style style:name="P6" style:family="paragraph" style:parent-style-name="Text_20_body">
      <style:text-properties officeooo:rsid="00054c8b" officeooo:paragraph-rsid="000b41f4"/>
    </style:style>
    <style:style style:name="P7" style:family="paragraph" style:parent-style-name="Text_20_body">
      <style:text-properties officeooo:rsid="00054c8b" officeooo:paragraph-rsid="001cfc34"/>
    </style:style>
    <style:style style:name="P8" style:family="paragraph" style:parent-style-name="Text_20_body">
      <style:text-properties officeooo:rsid="00054c8b" officeooo:paragraph-rsid="001df803"/>
    </style:style>
    <style:style style:name="P9" style:family="paragraph" style:parent-style-name="Text_20_body">
      <style:text-properties officeooo:rsid="00054c8b" officeooo:paragraph-rsid="001f30fc"/>
    </style:style>
    <style:style style:name="P10" style:family="paragraph" style:parent-style-name="Text_20_body">
      <style:text-properties officeooo:rsid="00054c8b" officeooo:paragraph-rsid="00288b44"/>
    </style:style>
    <style:style style:name="P11" style:family="paragraph" style:parent-style-name="Text_20_body">
      <style:text-properties officeooo:rsid="0015efee" officeooo:paragraph-rsid="0015efee"/>
    </style:style>
    <style:style style:name="P12" style:family="paragraph" style:parent-style-name="Text_20_body">
      <style:text-properties officeooo:rsid="0017a518" officeooo:paragraph-rsid="0017a518"/>
    </style:style>
    <style:style style:name="P13" style:family="paragraph" style:parent-style-name="Text_20_body">
      <style:text-properties officeooo:rsid="001acbed" officeooo:paragraph-rsid="001acbed"/>
    </style:style>
    <style:style style:name="P14" style:family="paragraph" style:parent-style-name="Text_20_body">
      <style:text-properties officeooo:rsid="001d062d" officeooo:paragraph-rsid="001d062d"/>
    </style:style>
    <style:style style:name="P15" style:family="paragraph" style:parent-style-name="Text_20_body">
      <style:text-properties officeooo:paragraph-rsid="001f30fc"/>
    </style:style>
    <style:style style:name="P16" style:family="paragraph" style:parent-style-name="Text_20_body">
      <style:text-properties officeooo:rsid="002d83ef" officeooo:paragraph-rsid="002d83ef"/>
    </style:style>
    <style:style style:name="P17" style:family="paragraph" style:parent-style-name="Text_20_body">
      <style:text-properties officeooo:rsid="002ef334" officeooo:paragraph-rsid="002ef334"/>
    </style:style>
    <style:style style:name="P18" style:family="paragraph" style:parent-style-name="Text_20_body">
      <style:text-properties officeooo:paragraph-rsid="00054c8b"/>
    </style:style>
    <style:style style:name="P19" style:family="paragraph" style:parent-style-name="Text_20_body">
      <style:text-properties officeooo:rsid="002f7b7a" officeooo:paragraph-rsid="002f7b7a"/>
    </style:style>
    <style:style style:name="P20" style:family="paragraph" style:parent-style-name="Text_20_body">
      <style:text-properties officeooo:rsid="0032ad75" officeooo:paragraph-rsid="0032ad75"/>
    </style:style>
    <style:style style:name="P21" style:family="paragraph" style:parent-style-name="Text_20_body">
      <style:text-properties officeooo:rsid="0035f142" officeooo:paragraph-rsid="0035f142"/>
    </style:style>
    <style:style style:name="P22" style:family="paragraph" style:parent-style-name="Text_20_body">
      <style:text-properties officeooo:rsid="0037858e" officeooo:paragraph-rsid="0037858e"/>
    </style:style>
    <style:style style:name="P23" style:family="paragraph" style:parent-style-name="Text_20_body">
      <style:text-properties officeooo:paragraph-rsid="0037858e"/>
    </style:style>
    <style:style style:name="P24" style:family="paragraph" style:parent-style-name="Text_20_body">
      <style:text-properties officeooo:paragraph-rsid="0037a8fe"/>
    </style:style>
    <style:style style:name="P25" style:family="paragraph" style:parent-style-name="Table_20_Contents">
      <style:text-properties officeooo:rsid="00054c8b" officeooo:paragraph-rsid="00054c8b"/>
    </style:style>
    <style:style style:name="P26" style:family="paragraph" style:parent-style-name="Table_20_Contents">
      <style:text-properties officeooo:rsid="000720ed" officeooo:paragraph-rsid="000720ed"/>
    </style:style>
    <style:style style:name="P27" style:family="paragraph" style:parent-style-name="Table_20_Contents">
      <style:text-properties officeooo:rsid="00099f62" officeooo:paragraph-rsid="00099f62"/>
    </style:style>
    <style:style style:name="P28" style:family="paragraph" style:parent-style-name="Table_20_Contents">
      <style:text-properties officeooo:rsid="000b41f4" officeooo:paragraph-rsid="000b41f4"/>
    </style:style>
    <style:style style:name="P29" style:family="paragraph" style:parent-style-name="Table_20_Contents">
      <style:text-properties officeooo:rsid="00133c8e" officeooo:paragraph-rsid="00133c8e"/>
    </style:style>
    <style:style style:name="P30" style:family="paragraph" style:parent-style-name="Table_20_Contents">
      <style:text-properties officeooo:rsid="001466e0" officeooo:paragraph-rsid="001466e0"/>
    </style:style>
    <style:style style:name="P31" style:family="paragraph" style:parent-style-name="Table_20_Contents">
      <style:text-properties officeooo:rsid="001466e0" officeooo:paragraph-rsid="00383d21"/>
    </style:style>
    <style:style style:name="P32" style:family="paragraph" style:parent-style-name="Table_20_Contents">
      <style:text-properties officeooo:paragraph-rsid="001466e0"/>
    </style:style>
    <style:style style:name="P33" style:family="paragraph" style:parent-style-name="Table_20_Contents">
      <style:text-properties officeooo:paragraph-rsid="00154cca"/>
    </style:style>
    <style:style style:name="P34" style:family="paragraph" style:parent-style-name="Table_20_Contents">
      <style:text-properties officeooo:rsid="00154cca" officeooo:paragraph-rsid="00154cca"/>
    </style:style>
    <style:style style:name="P35" style:family="paragraph" style:parent-style-name="Table_20_Contents">
      <style:text-properties officeooo:rsid="00155032" officeooo:paragraph-rsid="00155032"/>
    </style:style>
    <style:style style:name="P36" style:family="paragraph" style:parent-style-name="Table_20_Contents">
      <style:text-properties officeooo:rsid="00155032" officeooo:paragraph-rsid="001d062d"/>
    </style:style>
    <style:style style:name="P37" style:family="paragraph" style:parent-style-name="Table_20_Contents">
      <style:text-properties officeooo:rsid="00155032" officeooo:paragraph-rsid="003237bc"/>
    </style:style>
    <style:style style:name="P38" style:family="paragraph" style:parent-style-name="Table_20_Contents">
      <style:text-properties officeooo:rsid="001899ac" officeooo:paragraph-rsid="001899ac"/>
    </style:style>
    <style:style style:name="P39" style:family="paragraph" style:parent-style-name="Table_20_Contents">
      <style:text-properties officeooo:paragraph-rsid="0019ef1d"/>
    </style:style>
    <style:style style:name="P40" style:family="paragraph" style:parent-style-name="Table_20_Contents">
      <style:text-properties officeooo:rsid="0019ef1d"/>
    </style:style>
    <style:style style:name="P41" style:family="paragraph" style:parent-style-name="Table_20_Contents">
      <style:text-properties officeooo:rsid="0019ef1d" officeooo:paragraph-rsid="0019ef1d"/>
    </style:style>
    <style:style style:name="P42" style:family="paragraph" style:parent-style-name="Table_20_Contents">
      <style:text-properties officeooo:rsid="0019ef1d" officeooo:paragraph-rsid="0036fc09"/>
    </style:style>
    <style:style style:name="P43" style:family="paragraph" style:parent-style-name="Table_20_Contents">
      <style:text-properties officeooo:rsid="001d062d" officeooo:paragraph-rsid="001d062d"/>
    </style:style>
    <style:style style:name="P44" style:family="paragraph" style:parent-style-name="Table_20_Contents">
      <style:text-properties officeooo:rsid="001df803" officeooo:paragraph-rsid="001df803"/>
    </style:style>
    <style:style style:name="P45" style:family="paragraph" style:parent-style-name="Table_20_Contents">
      <style:text-properties officeooo:rsid="001f30fc" officeooo:paragraph-rsid="001f30fc"/>
    </style:style>
    <style:style style:name="P46" style:family="paragraph" style:parent-style-name="Table_20_Contents">
      <style:text-properties officeooo:paragraph-rsid="0027716c"/>
    </style:style>
    <style:style style:name="P47" style:family="paragraph" style:parent-style-name="Table_20_Contents">
      <style:text-properties officeooo:rsid="0027716c" officeooo:paragraph-rsid="0027716c"/>
    </style:style>
    <style:style style:name="P48" style:family="paragraph" style:parent-style-name="Table_20_Contents">
      <style:text-properties officeooo:paragraph-rsid="002a8797"/>
    </style:style>
    <style:style style:name="P49" style:family="paragraph" style:parent-style-name="Table_20_Contents">
      <style:text-properties officeooo:rsid="002a8797" officeooo:paragraph-rsid="002a8797"/>
    </style:style>
    <style:style style:name="P50" style:family="paragraph" style:parent-style-name="Table_20_Contents">
      <style:text-properties officeooo:rsid="003048f3" officeooo:paragraph-rsid="003048f3"/>
    </style:style>
    <style:style style:name="P51" style:family="paragraph" style:parent-style-name="Table_20_Contents">
      <style:text-properties officeooo:paragraph-rsid="003237bc"/>
    </style:style>
    <style:style style:name="P52" style:family="paragraph" style:parent-style-name="Table_20_Contents">
      <style:text-properties officeooo:rsid="003237bc" officeooo:paragraph-rsid="003237bc"/>
    </style:style>
    <style:style style:name="P53" style:family="paragraph" style:parent-style-name="Table_20_Contents">
      <style:text-properties officeooo:paragraph-rsid="0032ba3e"/>
    </style:style>
    <style:style style:name="P54" style:family="paragraph" style:parent-style-name="Table_20_Contents">
      <style:text-properties officeooo:rsid="003468b0" officeooo:paragraph-rsid="003468b0"/>
    </style:style>
    <style:style style:name="P55" style:family="paragraph" style:parent-style-name="Table_20_Contents">
      <style:text-properties officeooo:paragraph-rsid="0036fc09"/>
    </style:style>
    <style:style style:name="P56" style:family="paragraph" style:parent-style-name="Table_20_Contents">
      <style:text-properties officeooo:rsid="00383d21" officeooo:paragraph-rsid="00383d21"/>
    </style:style>
    <style:style style:name="P57" style:family="paragraph" style:parent-style-name="Table_20_Heading">
      <style:text-properties officeooo:rsid="00054c8b"/>
    </style:style>
    <style:style style:name="P58" style:family="paragraph" style:parent-style-name="Table_20_Heading">
      <style:text-properties officeooo:rsid="00054c8b" officeooo:paragraph-rsid="00054c8b"/>
    </style:style>
    <style:style style:name="P59" style:family="paragraph" style:parent-style-name="Table_20_Heading">
      <style:text-properties officeooo:rsid="00054c8b" officeooo:paragraph-rsid="00099f62"/>
    </style:style>
    <style:style style:name="P60" style:family="paragraph" style:parent-style-name="Table_20_Heading">
      <style:text-properties officeooo:rsid="00054c8b" officeooo:paragraph-rsid="000b41f4"/>
    </style:style>
    <style:style style:name="P61" style:family="paragraph" style:parent-style-name="Table_20_Heading">
      <style:text-properties officeooo:rsid="00054c8b" officeooo:paragraph-rsid="000fe510"/>
    </style:style>
    <style:style style:name="P62" style:family="paragraph" style:parent-style-name="Table_20_Heading">
      <style:text-properties officeooo:rsid="00054c8b" officeooo:paragraph-rsid="001466e0"/>
    </style:style>
    <style:style style:name="P63" style:family="paragraph" style:parent-style-name="Table_20_Heading">
      <style:text-properties officeooo:rsid="00054c8b" officeooo:paragraph-rsid="00154cca"/>
    </style:style>
    <style:style style:name="P64" style:family="paragraph" style:parent-style-name="Table_20_Heading">
      <style:text-properties officeooo:rsid="00054c8b" officeooo:paragraph-rsid="00155032"/>
    </style:style>
    <style:style style:name="P65" style:family="paragraph" style:parent-style-name="Table_20_Heading">
      <style:text-properties officeooo:rsid="00054c8b" officeooo:paragraph-rsid="003237bc"/>
    </style:style>
    <style:style style:name="P66" style:family="paragraph" style:parent-style-name="Table_20_Heading">
      <style:text-properties officeooo:rsid="00054c8b" officeooo:paragraph-rsid="00383d21"/>
    </style:style>
    <style:style style:name="P67" style:family="paragraph" style:parent-style-name="Table_20_Heading">
      <style:text-properties officeooo:rsid="0019ef1d" officeooo:paragraph-rsid="0019ef1d"/>
    </style:style>
    <style:style style:name="P68" style:family="paragraph" style:parent-style-name="Table_20_Heading">
      <style:text-properties officeooo:rsid="00288b44" officeooo:paragraph-rsid="00288b44"/>
    </style:style>
    <style:style style:name="P69" style:family="paragraph" style:parent-style-name="Table_20_Heading">
      <style:text-properties officeooo:rsid="00288b44" officeooo:paragraph-rsid="00383d21"/>
    </style:style>
    <style:style style:name="P70" style:family="paragraph" style:parent-style-name="Table_20_Heading">
      <style:text-properties style:font-name="Fabrikat" fo:font-size="13pt" fo:font-weight="bold" officeooo:rsid="00288b44" officeooo:paragraph-rsid="00288b44" style:font-size-asian="10.5pt" style:font-weight-asian="bold" style:font-weight-complex="bold"/>
    </style:style>
    <style:style style:name="P71" style:family="paragraph" style:parent-style-name="Table_20_Heading">
      <style:text-properties officeooo:rsid="001899ac" officeooo:paragraph-rsid="0037858e"/>
    </style:style>
    <style:style style:name="P72" style:family="paragraph" style:parent-style-name="Preformatted_20_Text">
      <style:text-properties officeooo:rsid="001df803" officeooo:paragraph-rsid="001df803"/>
    </style:style>
    <style:style style:name="P73" style:family="paragraph" style:parent-style-name="Preformatted_20_Text">
      <style:text-properties officeooo:rsid="003048f3" officeooo:paragraph-rsid="003048f3"/>
    </style:style>
    <style:style style:name="P74" style:family="paragraph" style:parent-style-name="Preformatted_20_Text">
      <style:text-properties officeooo:paragraph-rsid="003468b0"/>
    </style:style>
    <style:style style:name="P75" style:family="paragraph" style:parent-style-name="Preformatted_20_Text">
      <style:text-properties officeooo:paragraph-rsid="00383d21"/>
    </style:style>
    <style:style style:name="P76" style:family="paragraph" style:parent-style-name="Preformatted_20_Text">
      <style:text-properties officeooo:rsid="00383d21" officeooo:paragraph-rsid="00383d21"/>
    </style:style>
    <style:style style:name="P77" style:family="paragraph" style:parent-style-name="Código">
      <style:text-properties officeooo:paragraph-rsid="00288b44"/>
    </style:style>
    <style:style style:name="P78" style:family="paragraph" style:parent-style-name="Código">
      <style:text-properties officeooo:paragraph-rsid="002ef334"/>
    </style:style>
    <style:style style:name="P79" style:family="paragraph" style:parent-style-name="Source_20_Code">
      <style:text-properties officeooo:paragraph-rsid="002a8797"/>
    </style:style>
    <style:style style:name="P80" style:family="paragraph" style:parent-style-name="Source_20_Code">
      <style:text-properties officeooo:paragraph-rsid="002f7b7a"/>
    </style:style>
    <style:style style:name="P81" style:family="paragraph" style:parent-style-name="Source_20_Code">
      <style:text-properties officeooo:paragraph-rsid="0037a8fe"/>
    </style:style>
    <style:style style:name="P82" style:family="paragraph" style:parent-style-name="Source_20_Code">
      <style:text-properties officeooo:rsid="0037a8fe" officeooo:paragraph-rsid="0037a8fe"/>
    </style:style>
    <style:style style:name="P83" style:family="paragraph" style:parent-style-name="Source_20_Code">
      <style:text-properties officeooo:rsid="0037a8fe" officeooo:paragraph-rsid="00383d21"/>
    </style:style>
    <style:style style:name="P84" style:family="paragraph" style:parent-style-name="Source_20_Code">
      <style:text-properties officeooo:rsid="0015efee" officeooo:paragraph-rsid="00288b44"/>
    </style:style>
    <style:style style:name="P85" style:family="paragraph" style:parent-style-name="Source_20_Code">
      <style:text-properties officeooo:rsid="002a8797" officeooo:paragraph-rsid="002a8797"/>
    </style:style>
    <style:style style:name="P86" style:family="paragraph" style:parent-style-name="Footer">
      <style:text-properties officeooo:rsid="000b2ba5" officeooo:paragraph-rsid="002ec0d7"/>
    </style:style>
    <style:style style:name="P87" style:family="paragraph" style:parent-style-name="Footer">
      <style:text-properties officeooo:paragraph-rsid="0037e73e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2">
      <style:text-properties officeooo:rsid="0037858e"/>
    </style:style>
    <style:style style:name="P90" style:family="paragraph" style:parent-style-name="Heading_20_2">
      <style:text-properties officeooo:rsid="0037858e" officeooo:paragraph-rsid="0037858e"/>
    </style:style>
    <style:style style:name="P91" style:family="paragraph" style:parent-style-name="Heading_20_2">
      <style:text-properties officeooo:paragraph-rsid="003237bc"/>
    </style:style>
    <style:style style:name="P92" style:family="paragraph" style:parent-style-name="Heading_20_2">
      <style:text-properties officeooo:rsid="003237bc" officeooo:paragraph-rsid="003237bc"/>
    </style:style>
    <style:style style:name="P93" style:family="paragraph" style:parent-style-name="Heading_20_3">
      <style:text-properties officeooo:rsid="0037a8fe" officeooo:paragraph-rsid="00383d21"/>
    </style:style>
    <style:style style:name="P94" style:family="paragraph" style:parent-style-name="Heading_20_3">
      <style:text-properties officeooo:rsid="002d83ef" officeooo:paragraph-rsid="002d83ef"/>
    </style:style>
    <style:style style:name="P95" style:family="paragraph" style:parent-style-name="Standard">
      <style:text-properties officeooo:paragraph-rsid="003ee585"/>
    </style:style>
    <style:style style:name="P96" style:family="paragraph" style:parent-style-name="Text_20_body" style:list-style-name="L1">
      <style:text-properties officeooo:paragraph-rsid="003b353b"/>
    </style:style>
    <style:style style:name="P97" style:family="paragraph" style:parent-style-name="Text_20_body">
      <style:text-properties officeooo:paragraph-rsid="003b353b"/>
    </style:style>
    <style:style style:name="P98" style:family="paragraph" style:parent-style-name="Text_20_body">
      <style:text-properties officeooo:rsid="00054c8b" officeooo:paragraph-rsid="001df803"/>
    </style:style>
    <style:style style:name="P99" style:family="paragraph" style:parent-style-name="Text_20_body">
      <style:text-properties officeooo:rsid="00054c8b" officeooo:paragraph-rsid="004093ec"/>
    </style:style>
    <style:style style:name="P100" style:family="paragraph" style:parent-style-name="Text_20_body">
      <style:text-properties officeooo:rsid="000b41f4" officeooo:paragraph-rsid="004093ec"/>
    </style:style>
    <style:style style:name="P101" style:family="paragraph" style:parent-style-name="Text_20_body">
      <style:text-properties officeooo:paragraph-rsid="004093ec"/>
    </style:style>
    <style:style style:name="P102" style:family="paragraph" style:list-style-name="L1"/>
    <style:style style:name="P103" style:family="paragraph" style:parent-style-name="Viñeta_20_punto">
      <style:text-properties officeooo:paragraph-rsid="0022ef05"/>
    </style:style>
    <style:style style:name="P104" style:family="paragraph" style:parent-style-name="Viñeta_20_punto">
      <style:text-properties officeooo:paragraph-rsid="003b353b"/>
    </style:style>
    <style:style style:name="T1" style:family="text">
      <style:text-properties officeooo:rsid="000cbcbc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2ec0d7" style:font-size-asian="10.5pt"/>
    </style:style>
    <style:style style:name="T4" style:family="text">
      <style:text-properties style:font-name="Fabrikat" fo:font-size="13pt" officeooo:rsid="00288b44" style:font-size-asian="10.5pt"/>
    </style:style>
    <style:style style:name="T5" style:family="text">
      <style:text-properties style:font-name="Fabrikat" fo:font-size="13pt" officeooo:rsid="002ef334" style:font-size-asian="10.5pt"/>
    </style:style>
    <style:style style:name="T6" style:family="text">
      <style:text-properties style:font-name="Fabrikat" fo:font-size="13pt" officeooo:rsid="003048f3" style:font-size-asian="10.5pt"/>
    </style:style>
    <style:style style:name="T7" style:family="text">
      <style:text-properties style:font-name="Fabrikat" fo:font-size="13pt" officeooo:rsid="0032ba3e" style:font-size-asian="10.5pt"/>
    </style:style>
    <style:style style:name="T8" style:family="text">
      <style:text-properties style:font-name="Fabrikat" fo:font-size="13pt" officeooo:rsid="0037858e" style:font-size-asian="10.5pt"/>
    </style:style>
    <style:style style:name="T9" style:family="text">
      <style:text-properties style:font-name="Fabrikat" fo:font-size="13pt" officeooo:rsid="00383d21" style:font-size-asian="10.5pt"/>
    </style:style>
    <style:style style:name="T10" style:family="text">
      <style:text-properties style:font-name="Fabrikat" fo:font-size="13pt" officeooo:rsid="003b353b" style:font-size-asian="10.5pt"/>
    </style:style>
    <style:style style:name="T11" style:family="text">
      <style:text-properties style:font-name="Fabrikat" fo:font-size="13pt" officeooo:rsid="003d202f" style:font-size-asian="10.5pt"/>
    </style:style>
    <style:style style:name="T12" style:family="text">
      <style:text-properties style:font-name="Fabrikat" fo:font-size="13pt" officeooo:rsid="003ee585" style:font-size-asian="10.5pt"/>
    </style:style>
    <style:style style:name="T13" style:family="text">
      <style:text-properties style:font-name="Fabrikat" fo:font-size="13pt" officeooo:rsid="004093ec" style:font-size-asian="10.5pt"/>
    </style:style>
    <style:style style:name="T14" style:family="text">
      <style:text-properties officeooo:rsid="003b54cc"/>
    </style:style>
    <style:style style:name="T15" style:family="text">
      <style:text-properties officeooo:rsid="0012abe4"/>
    </style:style>
    <style:style style:name="T16" style:family="text">
      <style:text-properties officeooo:rsid="0037e73e"/>
    </style:style>
    <style:style style:name="T17" style:family="text">
      <style:text-properties officeooo:rsid="003fd78e"/>
    </style:style>
    <style:style style:name="T18" style:family="text">
      <style:text-properties fo:font-size="10pt" style:font-size-asian="10pt" style:font-weight-asian="normal" style:font-size-complex="10pt"/>
    </style:style>
    <style:style style:name="T19" style:family="text">
      <style:text-properties fo:font-size="10pt" officeooo:rsid="00383d21" style:font-size-asian="10pt" style:font-weight-asian="normal" style:font-size-complex="10pt"/>
    </style:style>
    <style:style style:name="T20" style:family="text">
      <style:text-properties officeooo:rsid="00054c8b"/>
    </style:style>
    <style:style style:name="T21" style:family="text">
      <style:text-properties officeooo:rsid="000720ed"/>
    </style:style>
    <style:style style:name="T22" style:family="text">
      <style:text-properties officeooo:rsid="00099f62"/>
    </style:style>
    <style:style style:name="T23" style:family="text">
      <style:text-properties officeooo:rsid="000b41f4"/>
    </style:style>
    <style:style style:name="T24" style:family="text">
      <style:text-properties officeooo:rsid="000fe510"/>
    </style:style>
    <style:style style:name="T25" style:family="text">
      <style:text-properties officeooo:rsid="001466e0"/>
    </style:style>
    <style:style style:name="T26" style:family="text">
      <style:text-properties officeooo:rsid="00154cca"/>
    </style:style>
    <style:style style:name="T27" style:family="text">
      <style:text-properties officeooo:rsid="0015efee"/>
    </style:style>
    <style:style style:name="T28" style:family="text">
      <style:text-properties officeooo:rsid="0017a518"/>
    </style:style>
    <style:style style:name="T29" style:family="text">
      <style:text-properties officeooo:rsid="00182da5"/>
    </style:style>
    <style:style style:name="T30" style:family="text">
      <style:text-properties officeooo:rsid="001899ac"/>
    </style:style>
    <style:style style:name="T31" style:family="text">
      <style:text-properties officeooo:rsid="0019ef1d"/>
    </style:style>
    <style:style style:name="T32" style:family="text">
      <style:text-properties officeooo:rsid="001cfc34"/>
    </style:style>
    <style:style style:name="T33" style:family="text">
      <style:text-properties officeooo:rsid="001d062d"/>
    </style:style>
    <style:style style:name="T34" style:family="text">
      <style:text-properties officeooo:rsid="001df803"/>
    </style:style>
    <style:style style:name="T35" style:family="text">
      <style:text-properties officeooo:rsid="001f30fc"/>
    </style:style>
    <style:style style:name="T36" style:family="text">
      <style:text-properties officeooo:rsid="00023a16"/>
    </style:style>
    <style:style style:name="T37" style:family="text">
      <style:text-properties officeooo:rsid="00256354"/>
    </style:style>
    <style:style style:name="T38" style:family="text">
      <style:text-properties officeooo:rsid="0027716c"/>
    </style:style>
    <style:style style:name="T39" style:family="text">
      <style:text-properties style:font-name="Courier New" fo:font-size="13pt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40" style:family="text">
      <style:text-properties style:font-name="Courier New" fo:font-size="13pt" officeooo:rsid="0027716c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41" style:family="text">
      <style:text-properties style:font-name="Courier New" fo:font-size="13pt" officeooo:rsid="002a8797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42" style:family="text">
      <style:text-properties officeooo:rsid="00288b44"/>
    </style:style>
    <style:style style:name="T43" style:family="text">
      <style:text-properties officeooo:rsid="002a8797"/>
    </style:style>
    <style:style style:name="T44" style:family="text">
      <style:text-properties officeooo:rsid="002ef334"/>
    </style:style>
    <style:style style:name="T45" style:family="text">
      <style:text-properties fo:font-size="13pt" officeooo:rsid="002ef334" style:font-size-asian="10.5pt"/>
    </style:style>
    <style:style style:name="T46" style:family="text">
      <style:text-properties fo:font-size="13pt" officeooo:rsid="003048f3" style:font-size-asian="10.5pt"/>
    </style:style>
    <style:style style:name="T47" style:family="text">
      <style:text-properties fo:font-size="13pt" officeooo:rsid="0037858e" style:font-size-asian="10.5pt"/>
    </style:style>
    <style:style style:name="T48" style:family="text">
      <style:text-properties fo:font-size="13pt" officeooo:rsid="003d202f" style:font-size-asian="10.5pt"/>
    </style:style>
    <style:style style:name="T49" style:family="text">
      <style:text-properties fo:font-size="13pt" officeooo:rsid="003ee585" style:font-size-asian="10.5pt"/>
    </style:style>
    <style:style style:name="T50" style:family="text">
      <style:text-properties officeooo:rsid="002f7b7a"/>
    </style:style>
    <style:style style:name="T51" style:family="text">
      <style:text-properties style:font-name="Droid Sans Mono1" fo:font-size="10pt" fo:font-style="normal" fo:font-weight="normal" officeooo:rsid="002f7b7a" style:font-name-asian="WenQuanYi Zen Hei Mono" style:font-size-asian="10pt" style:font-weight-asian="normal" style:font-name-complex="Lohit Devanagari" style:font-size-complex="10pt"/>
    </style:style>
    <style:style style:name="T52" style:family="text">
      <style:text-properties officeooo:rsid="003048f3"/>
    </style:style>
    <style:style style:name="T53" style:family="text">
      <style:text-properties officeooo:rsid="003237bc"/>
    </style:style>
    <style:style style:name="T54" style:family="text">
      <style:text-properties officeooo:rsid="0032ad75"/>
    </style:style>
    <style:style style:name="T55" style:family="text">
      <style:text-properties officeooo:rsid="003468b0"/>
    </style:style>
    <style:style style:name="T56" style:family="text">
      <style:text-properties officeooo:rsid="0037858e"/>
    </style:style>
    <style:style style:name="T57" style:family="text">
      <style:text-properties officeooo:rsid="0037a8fe"/>
    </style:style>
    <style:style style:name="T58" style:family="text">
      <style:text-properties officeooo:rsid="00383d21"/>
    </style:style>
    <style:style style:name="T59" style:family="text">
      <style:text-properties officeooo:rsid="003b353b"/>
    </style:style>
    <style:style style:name="T60" style:family="text">
      <style:text-properties officeooo:rsid="003d202f"/>
    </style:style>
    <style:style style:name="T61" style:family="text">
      <style:text-properties officeooo:rsid="003ee585"/>
    </style:style>
    <style:style style:name="T62" style:family="text">
      <style:text-properties officeooo:rsid="004093e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de Referencia Rápida de Python</text:p>
      <text:h text:style-name="Heading_20_1" text:outline-level="1">Generalidades</text:h>
      <text:p text:style-name="Text_20_body">Los comentarios comienzan con ‘#’ y continúan hasta el final de la línea.</text:p>
      <text:list xml:id="list1633733706" text:style-name="List_20_1">
        <text:list-item>
          <text:p text:style-name="P104">Una declaración debe estar toda en una sola línea.</text:p>
        </text:list-item>
        <text:list-item>
          <text:p text:style-name="P104"><text:span text:style-name="T36">Y aunque se pueda </text:span>romper una declaración en múltiples líneas <text:span text:style-name="T36">usando</text:span> ‘\’ al final de cada una de ellas (salvo la última), <text:span text:style-name="T36">mantener las lineas a un máximo de </text:span><text:span text:style-name="T10">79</text:span><text:span text:style-name="T36"> caracteres de largo.</text:span></text:p>
        </text:list-item>
        <text:list-item>
          <text:p text:style-name="P103">Excepción:siempre se puede romper dentro de cualquier par( ),[ ]o{ },o en una cadena delimitada por comillas triples.</text:p>
        </text:list-item>
        <text:list-item>
          <text:p text:style-name="P103">Un identificador está formado por una letra o símbolo ‘_’ seguido de más letras, números o símbolos ‘_’.</text:p>
        </text:list-item>
        <text:list-item>
          <text:p text:style-name="P103">Python distingue mayúsculas de minúsculas.</text:p>
        </text:list-item>
      </text:list>
      <text:h text:style-name="Heading_20_2" text:outline-level="2">Estándar de Código (Redux)</text:h>
      <text:p text:style-name="P97">Para Python, <text:bookmark text:name="index-111"/><text:a xlink:type="simple" xlink:href="https://www.python.org/dev/peps/pep-0008" text:style-name="Internet_20_link" text:visited-style-name="Visited_20_Internet_20_Link"><text:span text:style-name="Strong_20_Emphasis">PEP 8</text:span></text:a> se erigió como la guía de estilo a la que más proyectos adhirieron; promueve un estilo de codificación fácil de leer y visualmente agradable. Todos los desarrolladores Python deben leerlo en algún momento; aquí están extraídos los puntos más importantes:</text:p>
      <text:list xml:id="list1571402741" text:style-name="L1">
        <text:list-item>
          <text:p text:style-name="P96">Usar sangrías de 4 espacios, no tabuladores.</text:p>
          <text:p text:style-name="Text_20_body">4 espacios son un buen compromiso entre una sangría pequeña (permite mayor nivel de sangrado)y una sangría grande (más fácil de leer). Los tabuladores introducen confusión y es mejor dejarlos de lado.</text:p>
        </text:list-item>
        <text:list-item>
          <text:p text:style-name="Text_20_body">Recortar las líneas para que no superen los 79 caracteres.</text:p>
          <text:p text:style-name="Text_20_body">Esto ayuda a los usuarios con pantallas pequeñas y hace posible tener varios archivos de código abiertos, uno al lado del otro, en pantallas grandes.</text:p>
        </text:list-item>
        <text:list-item>
          <text:p text:style-name="P96">Usar líneas en blanco para separar funciones y clases, y bloques grandes de código dentro de funciones.</text:p>
        </text:list-item>
        <text:list-item>
          <text:p text:style-name="P96">Cuando sea posible, poner comentarios en una sola línea.</text:p>
        </text:list-item>
        <text:list-item>
          <text:p text:style-name="P96"><text:soft-page-break/>Usar <text:span text:style-name="Example">docstrings</text:span>.</text:p>
        </text:list-item>
        <text:list-item>
          <text:p text:style-name="P96">Usar espacios alrededor de operadores y luego de las comas, pero no directamente dentro de paréntesis: <text:span text:style-name="Example">a = f(1, 2) + g(3, 4)</text:span>.</text:p>
        </text:list-item>
        <text:list-item>
          <text:p text:style-name="P96">Nombra tus clases y funciones de manera consistente; la convención es usar <text:span text:style-name="Example">UpperCamelCase</text:span> para clases y <text:span text:style-name="Example">lowercase_with_underscores</text:span> para funciones y métodos. Utilice siempre <text:span text:style-name="Example">self</text:span> como el nombre del primer argumento del método (<text:span text:style-name="T10">ver</text:span> <text:a xlink:type="simple" xlink:href="https://docs.python.org/es/3.7/tutorial/classes.html#tut-firstclasses" text:style-name="Internet_20_link" text:visited-style-name="Visited_20_Internet_20_Link">Un primer vistazo a las clases</text:a> <text:span text:style-name="T59">para mas en clases y metodos</text:span>).</text:p>
        </text:list-item>
        <text:list-item>
          <text:p text:style-name="P96">No uses codificaciones estrafalarias si esperas usar el código en entornos internacionales. El default de Python, <text:span text:style-name="Example">UTF-8</text:span>, o incluso <text:span text:style-name="Example">ASCII</text:span> plano funcionan bien en la mayoría de los casos.</text:p>
        </text:list-item>
        <text:list-item>
          <text:p text:style-name="P96">De la misma manera, no uses caracteres <text:span text:style-name="Example">no-ASCII</text:span> en los identificadores si hay incluso una pequeñísima chance de que gente que hable otro idioma tenga que leer o mantener el código.</text:p>
        </text:list-item>
      </text:list>
      <text:h text:style-name="Heading_20_1" text:outline-level="1"><text:span text:style-name="T24">T</text:span>ipos de datos básicos</text:h>
      <text:p text:style-name="P15">Los tipos de datos en Python se dividen en mutables, si su contenido puede cambiarse, e inmutables, si su contenido no puede cambiarse.</text:p>
      <text:h text:style-name="Heading_20_2" text:outline-level="2">Constantes lógicas (bool)</text:h>
      <text:p text:style-name="P15"><text:span text:style-name="Example">True</text:span> (verdadero).</text:p>
      <text:p text:style-name="P15"><text:span text:style-name="Example">False</text:span> (falso).</text:p>
      <text:p text:style-name="P15">Las constantes lógicas son datos inmutables.</text:p>
      <text:h text:style-name="Heading_20_3" text:outline-level="3">Operadores de comparación</text:h>
      <table:table table:name="Comparación" table:style-name="Comparación">
        <table:table-column table:style-name="Comparación.A"/>
        <table:table-column table:style-name="Comparación.B"/>
        <table:table-header-rows>
          <table:table-row table:style-name="TableLine94282729751072">
            <table:table-cell table:style-name="Comparación.A1" office:value-type="string">
              <text:p text:style-name="P57">Operador<text:span text:style-name="T21">es</text:span></text:p>
            </table:table-cell>
            <table:table-cell table:style-name="Comparación.B1" office:value-type="string">
              <text:p text:style-name="P58">Significado</text:p>
            </table:table-cell>
          </table:table-row>
        </table:table-header-rows>
        <table:table-row table:style-name="TableLine94282778586352">
          <table:table-cell table:style-name="Comparación.A2" office:value-type="string">
            <text:p text:style-name="Preformatted_20_Text"><text:span text:style-name="Example">&lt;</text:span>, <text:span text:style-name="Example">&gt;</text:span>, <text:span text:style-name="Example">&gt;=</text:span>, <text:span text:style-name="Example">&lt;=</text:span></text:p>
          </table:table-cell>
          <table:table-cell table:style-name="Comparación.B2" office:value-type="string">
            <text:p text:style-name="P25">Operadores relacionales</text:p>
          </table:table-cell>
        </table:table-row>
        <table:table-row table:style-name="TableLine94282613092544">
          <table:table-cell table:style-name="Comparación.A2" office:value-type="string">
            <text:p text:style-name="Preformatted_20_Text"><text:span text:style-name="Example">!=</text:span> , <text:span text:style-name="Example">==</text:span></text:p>
          </table:table-cell>
          <table:table-cell table:style-name="Comparación.B2" office:value-type="string">
            <text:p text:style-name="P25">Desigualdad e igualdad</text:p>
          </table:table-cell>
        </table:table-row>
        <table:table-row table:style-name="TableLine94282617983152">
          <table:table-cell table:style-name="Comparación.A2" office:value-type="string">
            <text:p text:style-name="Preformatted_20_Text"><text:span text:style-name="Example"><text:span text:style-name="T55">i</text:span></text:span><text:span text:style-name="Example">s</text:span></text:p>
          </table:table-cell>
          <table:table-cell table:style-name="Comparación.B2" office:value-type="string">
            <text:p text:style-name="P25">Identidad “es”</text:p>
          </table:table-cell>
        </table:table-row>
        <table:table-row table:style-name="TableLine94282731811456">
          <table:table-cell table:style-name="Comparación.A2" office:value-type="string">
            <text:p text:style-name="P74"><text:span text:style-name="Example">is not</text:span></text:p>
          </table:table-cell>
          <table:table-cell table:style-name="Comparación.B2" office:value-type="string">
            <text:p text:style-name="P54">Identidad, “no es”</text:p>
          </table:table-cell>
        </table:table-row>
      </table:table>
      <text:p text:style-name="P5"><text:soft-page-break/>Están definidos entre cualesquiera tipos de datos.</text:p>
      <text:h text:style-name="Heading_20_3" text:outline-level="3">Operadores lógicos</text:h>
      <table:table table:name="Lógicos" table:style-name="Lógicos">
        <table:table-column table:style-name="Lógicos.A"/>
        <table:table-column table:style-name="Lógicos.B"/>
        <table:table-header-rows>
          <table:table-row table:style-name="TableLine94282728587264">
            <table:table-cell table:style-name="Lógicos.A1" office:value-type="string">
              <text:p text:style-name="P58">Operador<text:span text:style-name="T21">es</text:span></text:p>
            </table:table-cell>
            <table:table-cell table:style-name="Lógicos.B1" office:value-type="string">
              <text:p text:style-name="P58">Significado</text:p>
            </table:table-cell>
          </table:table-row>
        </table:table-header-rows>
        <table:table-row table:style-name="TableLine94282752954480">
          <table:table-cell table:style-name="Lógicos.A2" office:value-type="string">
            <text:p text:style-name="Preformatted_20_Text"><text:span text:style-name="Example">bool(expr)</text:span></text:p>
          </table:table-cell>
          <table:table-cell table:style-name="Lógicos.B2" office:value-type="string">
            <text:p text:style-name="P26"><text:span text:style-name="Example">True</text:span> si <text:span text:style-name="Example">expr</text:span> es verdadera, <text:span text:style-name="Example">False</text:span> en caso contrario</text:p>
          </table:table-cell>
        </table:table-row>
        <table:table-row table:style-name="TableLine94282633049088">
          <table:table-cell table:style-name="Lógicos.A2" office:value-type="string">
            <text:p text:style-name="Preformatted_20_Text"><text:span text:style-name="Example">and</text:span>, <text:span text:style-name="Example">or</text:span>, <text:span text:style-name="Example">xor</text:span></text:p>
          </table:table-cell>
          <table:table-cell table:style-name="Lógicos.B2" office:value-type="string">
            <text:p text:style-name="P25">“<text:span text:style-name="T21">Y”, “O”, “O exclusivo” lógico</text:span></text:p>
          </table:table-cell>
        </table:table-row>
        <table:table-row table:style-name="TableLine94282746762576">
          <table:table-cell table:style-name="Lógicos.A2" office:value-type="string">
            <text:p text:style-name="Preformatted_20_Text"><text:span text:style-name="Example">not</text:span></text:p>
          </table:table-cell>
          <table:table-cell table:style-name="Lógicos.B2" office:value-type="string">
            <text:p text:style-name="P26">Negación lógica</text:p>
          </table:table-cell>
        </table:table-row>
      </table:table>
      <text:p text:style-name="P5">La constante <text:span text:style-name="Example">None</text:span>, los ceros numéricos, las secuencias vacías y los diccionarios y conjuntos vacíos se consideran falsos.</text:p>
      <text:p text:style-name="P5">El resto de datos se consideran verdaderos.</text:p>
      <text:p text:style-name="P5">Los operadores <text:span text:style-name="Example">or</text:span> y <text:span text:style-name="Example">and</text:span> solo evalúan <text:span text:style-name="Example">expr2</text:span> en caso necesario.</text:p>
      <text:h text:style-name="Heading_20_2" text:outline-level="2"><text:span text:style-name="T20">N</text:span>úmeros</text:h>
      <text:p text:style-name="P15">Enteros (<text:span text:style-name="Example">int</text:span>): <text:span text:style-name="Example">1234</text:span>, <text:span text:style-name="Example">−123456789</text:span>.</text:p>
      <text:p text:style-name="Text_20_body">Reales o números en coma flotante ( <text:span text:style-name="Example">float</text:span> ): <text:span text:style-name="Example">0.001</text:span>, <text:span text:style-name="Example">10.</text:span>, <text:span text:style-name="Example">3.14e−10</text:span>. Complejos (<text:span text:style-name="Example">complex</text:span>): <text:span text:style-name="Example">2+3j</text:span>, .<text:span text:style-name="Example">5−1.4j</text:span>, <text:span text:style-name="Example">1j</text:span>.</text:p>
      <text:p text:style-name="Text_20_body">Todos los tipos de números son datos inmutables.</text:p>
      <text:h text:style-name="Heading_20_3" text:outline-level="3">Operadores numéricos</text:h>
      <table:table table:name="Numéricos" table:style-name="Numéricos">
        <table:table-column table:style-name="Numéricos.A"/>
        <table:table-column table:style-name="Numéricos.B"/>
        <table:table-header-rows>
          <table:table-row table:style-name="TableLine94282756216000">
            <table:table-cell table:style-name="Numéricos.A1" office:value-type="string">
              <text:p text:style-name="Table_20_Heading">Operador</text:p>
            </table:table-cell>
            <table:table-cell table:style-name="Numéricos.B1" office:value-type="string">
              <text:p text:style-name="Table_20_Heading">Significado</text:p>
            </table:table-cell>
          </table:table-row>
        </table:table-header-rows>
        <table:table-row table:style-name="TableLine94282698696944">
          <table:table-cell table:style-name="Numéricos.A2" office:value-type="string">
            <text:p text:style-name="Preformatted_20_Text"><text:span text:style-name="Example">+</text:span>, <text:span text:style-name="Example">*</text:span>, <text:span text:style-name="Example">/</text:span>, <text:span text:style-name="Example">-</text:span></text:p>
          </table:table-cell>
          <table:table-cell table:style-name="Numéricos.B5" office:value-type="string">
            <text:p text:style-name="Table_20_Contents">Operadores <text:span text:style-name="T60">binarios </text:span>básicos</text:p>
          </table:table-cell>
        </table:table-row>
        <table:table-row table:style-name="TableLine94282606809280">
          <table:table-cell table:style-name="Numéricos.A2" office:value-type="string">
            <text:p text:style-name="Preformatted_20_Text"><text:span text:style-name="Example"><text:span text:style-name="T60">a </text:span></text:span><text:span text:style-name="Example">// </text:span><text:span text:style-name="Example"><text:span text:style-name="T60">b</text:span></text:span></text:p>
          </table:table-cell>
          <table:table-cell table:style-name="Numéricos.B5" office:value-type="string">
            <text:p text:style-name="Table_20_Contents">División entera <text:span text:style-name="T60">entre </text:span><text:span text:style-name="Example"><text:span text:style-name="T60">a</text:span></text:span><text:span text:style-name="T60"> y </text:span><text:span text:style-name="Example"><text:span text:style-name="T60">b</text:span></text:span></text:p>
          </table:table-cell>
        </table:table-row>
        <table:table-row table:style-name="TableLine94282716508208">
          <table:table-cell table:style-name="Numéricos.A2" office:value-type="string">
            <text:p text:style-name="Preformatted_20_Text"><text:span text:style-name="Example">%</text:span></text:p>
          </table:table-cell>
          <table:table-cell table:style-name="Numéricos.B5" office:value-type="string">
            <text:p text:style-name="Table_20_Contents">Resto de la división de <text:span text:style-name="Example">x</text:span> por <text:span text:style-name="Example">y</text:span> </text:p>
          </table:table-cell>
        </table:table-row>
        <table:table-row table:style-name="TableLine94282721751552">
          <table:table-cell table:style-name="Numéricos.A2" office:value-type="string">
            <text:p text:style-name="Preformatted_20_Text"><text:span text:style-name="Example">a**b</text:span></text:p>
          </table:table-cell>
          <table:table-cell table:style-name="Numéricos.B5" office:value-type="string">
            <text:p text:style-name="Table_20_Contents"><draw:frame draw:style-name="fr2" draw:name="Objeto1" text:anchor-type="as-char" svg:y="-0.437cm" svg:width="0.559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Example"><text:span text:style-name="T60">a</text:span></text:span><text:span text:style-name="T60"> elevado a la </text:span><text:span text:style-name="Example"><text:span text:style-name="T48">b</text:span></text:span></text:p>
          </table:table-cell>
        </table:table-row>
        <table:table-row table:style-name="TableLine94282746583792">
          <table:table-cell table:style-name="Numéricos.A2" office:value-type="string">
            <text:p text:style-name="Preformatted_20_Text"><text:span text:style-name="Example">divmod(x,y)</text:span></text:p>
          </table:table-cell>
          <table:table-cell table:style-name="Numéricos.B7" office:value-type="string">
            <text:p text:style-name="Table_20_Contents">La tupla <text:span text:style-name="Example">(x/y, x%y)</text:span></text:p>
          </table:table-cell>
        </table:table-row>
        <table:table-row table:style-name="TableLine94282631154832">
          <table:table-cell table:style-name="Numéricos.A2" office:value-type="string">
            <text:p text:style-name="Preformatted_20_Text"><text:span text:style-name="Example">round(x,n)</text:span></text:p>
          </table:table-cell>
          <table:table-cell table:style-name="Numéricos.B7" office:value-type="string">
            <text:p text:style-name="Table_20_Contents">Redondea <text:span text:style-name="Example">x</text:span> al valor más cercano con <text:span text:style-name="Example">n</text:span> dígitos tras la coma decimal. El valor por defecto de <text:span text:style-name="Example">n</text:span> es <text:span text:style-name="Example">0</text:span></text:p>
          </table:table-cell>
        </table:table-row>
        <table:table-row table:style-name="TableLine94282737738544">
          <table:table-cell table:style-name="Numéricos.A8" table:number-columns-spanned="2" office:value-type="string">
            <text:p text:style-name="Table_20_Heading">Modulo math (<text:a xlink:type="simple" xlink:href="#3.6.Módulos|outline" text:style-name="Internet_20_link" text:visited-style-name="Visited_20_Internet_20_Link">¿Que es un Módulo?</text:a>)</text:p>
          </table:table-cell>
          <table:covered-table-cell/>
        </table:table-row>
        <text:soft-page-break/>
        <table:table-row table:style-name="TableLine94282747840512">
          <table:table-cell table:style-name="Numéricos.A9" table:number-columns-spanned="2" office:value-type="string">
            <text:p text:style-name="Table_20_Heading">Constantes</text:p>
          </table:table-cell>
          <table:covered-table-cell/>
        </table:table-row>
        <table:table-row table:style-name="TableLine94282749077312">
          <table:table-cell table:style-name="Numéricos.A2" office:value-type="string">
            <text:p text:style-name="Preformatted_20_Text"><text:span text:style-name="Example">math.pi</text:span></text:p>
          </table:table-cell>
          <table:table-cell table:style-name="Numéricos.B14" office:value-type="string">
            <text:p text:style-name="Text_20_body"><text:span text:style-name="Example">3.1415926535897931</text:span></text:p>
          </table:table-cell>
        </table:table-row>
        <table:table-row table:style-name="TableLine94282746822192">
          <table:table-cell table:style-name="Numéricos.A2" office:value-type="string">
            <text:p text:style-name="Preformatted_20_Text"><text:span text:style-name="Example">math.e</text:span></text:p>
          </table:table-cell>
          <table:table-cell table:style-name="Numéricos.B14" office:value-type="string">
            <text:p text:style-name="Text_20_body"><text:span text:style-name="Example">2.7182818284590451</text:span></text:p>
          </table:table-cell>
        </table:table-row>
        <table:table-row table:style-name="TableLine94282620386336">
          <table:table-cell table:style-name="Numéricos.A12" table:number-columns-spanned="2" office:value-type="string">
            <text:p text:style-name="Table_20_Heading">Funciones</text:p>
          </table:table-cell>
          <table:covered-table-cell/>
        </table:table-row>
        <table:table-row table:style-name="TableLine94282751136736">
          <table:table-cell table:style-name="Numéricos.A2" office:value-type="string">
            <text:p text:style-name="Preformatted_20_Text"><text:span text:style-name="Example">cos</text:span>, <text:span text:style-name="Example">sin</text:span>, <text:span text:style-name="Example">tan</text:span>, <text:span text:style-name="Example">acos</text:span>, <text:span text:style-name="Example">asin</text:span>, <text:span text:style-name="Example">atan</text:span></text:p>
          </table:table-cell>
          <table:table-cell table:style-name="Numéricos.B14" office:value-type="string">
            <text:p text:style-name="Table_20_Contents">Trigonométricas</text:p>
          </table:table-cell>
        </table:table-row>
        <table:table-row table:style-name="TableLine94282610247264">
          <table:table-cell table:style-name="Numéricos.A2" office:value-type="string">
            <text:p text:style-name="Preformatted_20_Text"><text:span text:style-name="Example">math.ceil</text:span></text:p>
          </table:table-cell>
          <table:table-cell table:style-name="Numéricos.B14" office:value-type="string">
            <text:p text:style-name="Table_20_Contents">El menor entero mayor o igual que <text:span text:style-name="Example">x</text:span>. El resultado se devuelve como <text:span text:style-name="Example"><text:span text:style-name="T49">float</text:span></text:span></text:p>
          </table:table-cell>
        </table:table-row>
        <table:table-row table:style-name="TableLine94282611107568">
          <table:table-cell table:style-name="Numéricos.A2" office:value-type="string">
            <text:p text:style-name="Preformatted_20_Text"><text:span text:style-name="Example">math.degrees(x)</text:span> <text:span text:style-name="Example">math.radians(x)</text:span></text:p>
          </table:table-cell>
          <table:table-cell table:style-name="Numéricos.B22" office:value-type="string">
            <text:p text:style-name="Table_20_Contents">Conversión a grados y a radianes respectivamente.</text:p>
          </table:table-cell>
        </table:table-row>
        <table:table-row table:style-name="TableLine94282727479296">
          <table:table-cell table:style-name="Numéricos.A2" office:value-type="string">
            <text:p text:style-name="Preformatted_20_Text"><text:span text:style-name="Example">math.exp(x)</text:span></text:p>
          </table:table-cell>
          <table:table-cell table:style-name="Numéricos.B22" office:value-type="string">
            <text:p text:style-name="Table_20_Contents">Equivalente a <text:span text:style-name="Example">math.e**x</text:span></text:p>
          </table:table-cell>
        </table:table-row>
        <table:table-row table:style-name="TableLine94282633005120">
          <table:table-cell table:style-name="Numéricos.A2" office:value-type="string">
            <text:p text:style-name="Preformatted_20_Text"><text:span text:style-name="Example">math.fabs(x)</text:span></text:p>
          </table:table-cell>
          <table:table-cell table:style-name="Numéricos.B22" office:value-type="string">
            <text:p text:style-name="Table_20_Contents">Valor absoluto de <text:span text:style-name="Example">x</text:span> como un número <text:span text:style-name="Example"><text:span text:style-name="T49">float</text:span></text:span></text:p>
          </table:table-cell>
        </table:table-row>
        <table:table-row table:style-name="TableLine94282728505808">
          <table:table-cell table:style-name="Numéricos.A2" office:value-type="string">
            <text:p text:style-name="Preformatted_20_Text"><text:span text:style-name="Example">math.floor(x)</text:span></text:p>
          </table:table-cell>
          <table:table-cell table:style-name="Numéricos.B22" office:value-type="string">
            <text:p text:style-name="P95">El mayor entero menor o igual que <text:span text:style-name="Example">x</text:span>. El resultado se devuelve como <text:span text:style-name="Example"><text:span text:style-name="T49">float</text:span></text:span></text:p>
          </table:table-cell>
        </table:table-row>
        <table:table-row table:style-name="TableLine94282716366848">
          <table:table-cell table:style-name="Numéricos.A2" office:value-type="string">
            <text:p text:style-name="Preformatted_20_Text"><text:span text:style-name="Example">math.log(n, base)</text:span></text:p>
          </table:table-cell>
          <table:table-cell table:style-name="Numéricos.B22" office:value-type="string">
            <text:p text:style-name="Standard">Logaritmo de <text:span text:style-name="Example">x</text:span> en la base especificada (por defecto e)</text:p>
          </table:table-cell>
        </table:table-row>
        <table:table-row table:style-name="TableLine94282709463856">
          <table:table-cell table:style-name="Numéricos.A2" office:value-type="string">
            <text:p text:style-name="Preformatted_20_Text"><text:span text:style-name="Example">math.log10(n)</text:span></text:p>
          </table:table-cell>
          <table:table-cell table:style-name="Numéricos.B22" office:value-type="string">
            <text:p text:style-name="Table_20_Contents">Logaritmo en base 10 de <text:span text:style-name="Example">x</text:span></text:p>
          </table:table-cell>
        </table:table-row>
        <table:table-row table:style-name="TableLine94282685397280">
          <table:table-cell table:style-name="Numéricos.A2" office:value-type="string">
            <text:p text:style-name="Preformatted_20_Text"><text:span text:style-name="Example">math.modf(x)</text:span></text:p>
          </table:table-cell>
          <table:table-cell table:style-name="Numéricos.B22" office:value-type="string">
            <text:p text:style-name="Table_20_Contents">Tupla con la parte decimal y la parte entera (como número real) de <text:span text:style-name="Example">x</text:span>. Ambos números conservan el signo de <text:span text:style-name="Example">x</text:span></text:p>
          </table:table-cell>
        </table:table-row>
        <table:table-row table:style-name="TableLine94282721259744">
          <table:table-cell table:style-name="Numéricos.A2" office:value-type="string">
            <text:p text:style-name="Preformatted_20_Text"><text:span text:style-name="Example">math.sqrt(x)</text:span></text:p>
          </table:table-cell>
          <table:table-cell table:style-name="Numéricos.B22" office:value-type="string">
            <text:p text:style-name="Standard">La raíz cuadrada de <text:span text:style-name="Example">x</text:span></text:p>
          </table:table-cell>
        </table:table-row>
      </table:table>
      <text:p text:style-name="Capitalizada"><text:span text:style-name="T7">!Nota</text:span>: <text:span text:style-name="T22">La división entre números enteros <text:line-break/>retorna un numero entero.</text:span></text:p>
      <text:h text:style-name="Heading_20_2" text:outline-level="2"><text:span text:style-name="T30">C</text:span>adenas <text:span text:style-name="T30">de caracteres</text:span></text:h>
      <text:p text:style-name="P9"><text:span text:style-name="T24">Secuencia inmutable de caracteres </text:span>delimitadas por comillas simples (<text:span text:style-name="Example">'Hola'</text:span>), dobles (<text:span text:style-name="Example">"Hola"</text:span>) o triples ( <text:span text:style-name="Example">'''Hola'''</text:span>’, <text:span text:style-name="Example">"""Hola"""</text:span>).</text:p>
      <table:table table:name="Strings" table:style-name="Strings">
        <table:table-column table:style-name="Strings.A"/>
        <table:table-column table:style-name="Strings.B"/>
        <table:table-header-rows>
          <table:table-row table:style-name="TableLine94282686318240">
            <table:table-cell table:style-name="Strings.A1" office:value-type="string">
              <text:p text:style-name="P70">Python</text:p>
            </table:table-cell>
            <table:table-cell table:style-name="Strings.B1" office:value-type="string">
              <text:p text:style-name="P60">Significado</text:p>
            </table:table-cell>
          </table:table-row>
        </table:table-header-rows>
        <table:table-row table:style-name="TableLine94282728109808">
          <table:table-cell table:style-name="Strings.A2" office:value-type="string">
            <text:p text:style-name="Table_20_Contents"><text:span text:style-name="Example">"</text:span><text:span text:style-name="Example"><text:span text:style-name="T38">hola</text:span></text:span><text:span text:style-name="Example">"</text:span></text:p>
            <text:p text:style-name="Table_20_Contents"><text:span text:style-name="Example">'</text:span><text:span text:style-name="Example"><text:span text:style-name="T38">hola</text:span></text:span><text:span text:style-name="Example">'</text:span></text:p>
          </table:table-cell>
          <table:table-cell table:style-name="Strings.B2" office:value-type="string">
            <text:p text:style-name="P30"><text:span text:style-name="T35">Formas de expresar una c</text:span>adenas de caracteres <text:span text:style-name="T38">conteniendo </text:span><text:span text:style-name="Example"><text:span text:style-name="T38">hola</text:span></text:span>.</text:p>
          </table:table-cell>
        </table:table-row>
        <table:table-row table:style-name="TableLine94282744465920">
          <table:table-cell table:style-name="Strings.A2" office:value-type="string">
            <text:p text:style-name="P46"><text:span text:style-name="Example">"</text:span><text:span text:style-name="Example"><text:span text:style-name="T38">Esto 'm</text:span></text:span><text:span text:style-name="Example"><text:span text:style-name="T40">ezcla</text:span></text:span><text:span text:style-name="Example"><text:span text:style-name="T38">' </text:span></text:span><text:span text:style-name="Example"><text:span text:style-name="T40">con</text:span></text:span><text:span text:style-name="Example">"</text:span></text:p>
            <text:p text:style-name="P46"><text:soft-page-break/><text:span text:style-name="Example"><text:span text:style-name="T38">'Esto </text:span></text:span><text:span text:style-name="Example">"</text:span><text:span text:style-name="Example"><text:span text:style-name="T38">mezcla</text:span></text:span><text:span text:style-name="Example">" </text:span><text:span text:style-name="Example"><text:span text:style-name="T38">con'</text:span></text:span></text:p>
          </table:table-cell>
          <table:table-cell table:style-name="Strings.B3" office:value-type="string">
            <text:p text:style-name="P47">Cadena conteniendo <text:span text:style-name="Example">Esto 'mezcla' con</text:span></text:p>
            <text:p text:style-name="P47"><text:soft-page-break/>También <text:s/><text:span text:style-name="Example">Esto "mezcla" con</text:span></text:p>
            <text:p text:style-name="P47">Permite usar la otra comilla dentro de una cadena.</text:p>
          </table:table-cell>
        </table:table-row>
        <table:table-row table:style-name="TableLine94282652266800">
          <table:table-cell table:style-name="Strings.A2" office:value-type="string">
            <text:p text:style-name="Table_20_Contents"><text:span text:style-name="Example">""""""</text:span></text:p>
          </table:table-cell>
          <table:table-cell table:style-name="Strings.B4" office:value-type="string">
            <text:p text:style-name="P30">Cadena de caracteres de múltiples lineas</text:p>
          </table:table-cell>
        </table:table-row>
        <table:table-row table:style-name="TableLine94282606165424">
          <table:table-cell table:style-name="Strings.A2" office:value-type="string">
            <text:p text:style-name="Table_20_Contents"><text:span text:style-name="Example"><text:span text:style-name="T35">s</text:span></text:span><text:span text:style-name="Example">tr(</text:span><text:span text:style-name="Example"><text:span text:style-name="T35">valor</text:span></text:span><text:span text:style-name="Example">)</text:span></text:p>
          </table:table-cell>
          <table:table-cell table:style-name="Strings.B5" office:value-type="string">
            <text:p text:style-name="P45">Crea un texto con la representación en texto del argumento valor</text:p>
          </table:table-cell>
        </table:table-row>
        <table:table-row table:style-name="TableLine94282755247024">
          <table:table-cell table:style-name="Strings.A2" office:value-type="string">
            <text:p text:style-name="Table_20_Contents"><text:span text:style-name="Example">s.capitalize()</text:span></text:p>
          </table:table-cell>
          <table:table-cell table:style-name="Strings.B6" office:value-type="string">
            <text:p text:style-name="Table_20_Contents">Una copia de <text:span text:style-name="Example">s</text:span> con solo el primer carácter en mayúsculas</text:p>
          </table:table-cell>
        </table:table-row>
        <table:table-row table:style-name="TableLine94282753539152">
          <table:table-cell table:style-name="Strings.A2" office:value-type="string">
            <text:p text:style-name="Table_20_Contents"><text:span text:style-name="Example">s.count(sub,ini,fin)</text:span></text:p>
          </table:table-cell>
          <table:table-cell table:style-name="Strings.B7" office:value-type="string">
            <text:p text:style-name="Table_20_Contents">Número de ocurrencias de la subcadena sub en <text:span text:style-name="Example">s[ini:fin]</text:span></text:p>
          </table:table-cell>
        </table:table-row>
        <table:table-row table:style-name="TableLine94282621844560">
          <table:table-cell table:style-name="Strings.A2" office:value-type="string">
            <text:p text:style-name="Table_20_Contents"><text:span text:style-name="Example">s.find(sub, ini , fin )</text:span></text:p>
          </table:table-cell>
          <table:table-cell table:style-name="Strings.B8" office:value-type="string">
            <text:p text:style-name="Table_20_Contents">El menor índice donde se encuentra <text:span text:style-name="Example">sub</text:span> como subcadena de <text:span text:style-name="Example">s [ini:fin]</text:span>, <text:span text:style-name="Example">−1</text:span> si no se encuentra</text:p>
          </table:table-cell>
        </table:table-row>
        <table:table-row table:style-name="TableLine94282717701888">
          <table:table-cell table:style-name="Strings.A2" office:value-type="string">
            <text:p text:style-name="Table_20_Contents"><text:span text:style-name="Example">s.index(sub, ini , fin )</text:span></text:p>
          </table:table-cell>
          <table:table-cell table:style-name="Strings.B9" office:value-type="string">
            <text:p text:style-name="Table_20_Contents">Igual que <text:span text:style-name="Example">s.find (sub, ini , fin )</text:span>, pero provoca un error si la subcadena no se encuentra</text:p>
          </table:table-cell>
        </table:table-row>
        <table:table-row table:style-name="TableLine94282720514240">
          <table:table-cell table:style-name="Strings.A2" office:value-type="string">
            <text:p text:style-name="Table_20_Contents"><text:span text:style-name="Example">s.isalnum()</text:span></text:p>
          </table:table-cell>
          <table:table-cell table:style-name="Strings.B10" office:value-type="string">
            <text:p text:style-name="Table_20_Contents">True si todos los caracteres de <text:span text:style-name="Example">s</text:span> son alfanuméricos</text:p>
          </table:table-cell>
        </table:table-row>
        <table:table-row table:style-name="TableLine94282673757904">
          <table:table-cell table:style-name="Strings.A2" office:value-type="string">
            <text:p text:style-name="Table_20_Contents"><text:span text:style-name="Example">s.isalpha()</text:span></text:p>
          </table:table-cell>
          <table:table-cell table:style-name="Strings.B11" office:value-type="string">
            <text:p text:style-name="Table_20_Contents">True si todos los caracteres de <text:span text:style-name="Example">s</text:span> son alfabéticos</text:p>
          </table:table-cell>
        </table:table-row>
        <table:table-row table:style-name="TableLine94282612535184">
          <table:table-cell table:style-name="Strings.A2" office:value-type="string">
            <text:p text:style-name="Table_20_Contents"><text:span text:style-name="Example">s.isdigit()</text:span></text:p>
          </table:table-cell>
          <table:table-cell table:style-name="Strings.B12" office:value-type="string">
            <text:p text:style-name="Table_20_Contents">True si todos los caracteres de <text:span text:style-name="Example">s</text:span> son dígitos, False en caso contrario</text:p>
          </table:table-cell>
        </table:table-row>
        <table:table-row table:style-name="TableLine94282620611008">
          <table:table-cell table:style-name="Strings.A2" office:value-type="string">
            <text:p text:style-name="Table_20_Contents"><text:span text:style-name="Example">s.islower()</text:span></text:p>
          </table:table-cell>
          <table:table-cell table:style-name="Strings.B13" office:value-type="string">
            <text:p text:style-name="Table_20_Contents">True si todos los caracteres de <text:span text:style-name="Example">s</text:span> están en minúsculas</text:p>
          </table:table-cell>
        </table:table-row>
        <table:table-row table:style-name="TableLine94282727907824">
          <table:table-cell table:style-name="Strings.A2" office:value-type="string">
            <text:p text:style-name="Table_20_Contents"><text:span text:style-name="Example">s.isspace()</text:span></text:p>
          </table:table-cell>
          <table:table-cell table:style-name="Strings.B14" office:value-type="string">
            <text:p text:style-name="Table_20_Contents">True si todos los caracteres de <text:span text:style-name="Example">s</text:span> son espacios en blanco</text:p>
          </table:table-cell>
        </table:table-row>
        <table:table-row table:style-name="TableLine94282632865488">
          <table:table-cell table:style-name="Strings.A2" office:value-type="string">
            <text:p text:style-name="Table_20_Contents"><text:span text:style-name="Example">s.isupper()</text:span></text:p>
          </table:table-cell>
          <table:table-cell table:style-name="Strings.B15" office:value-type="string">
            <text:p text:style-name="Table_20_Contents">True si todos los caracteres de <text:span text:style-name="Example">s</text:span> están en mayúsculas</text:p>
          </table:table-cell>
        </table:table-row>
        <table:table-row table:style-name="TableLine94282715961712">
          <table:table-cell table:style-name="Strings.A2" office:value-type="string">
            <text:p text:style-name="Table_20_Contents"><text:span text:style-name="Example">s.join(sec)</text:span></text:p>
          </table:table-cell>
          <table:table-cell table:style-name="Strings.B16" office:value-type="string">
            <text:p text:style-name="Table_20_Contents">Concatenación de las cadenas contenidas en <text:span text:style-name="Example">sec</text:span>, separadas por <text:span text:style-name="Example">s</text:span></text:p>
          </table:table-cell>
        </table:table-row>
        <table:table-row table:style-name="TableLine94282729824880">
          <table:table-cell table:style-name="Strings.A2" office:value-type="string">
            <text:p text:style-name="Table_20_Contents"><text:span text:style-name="Example">s.</text:span><text:span text:style-name="Example"><text:span text:style-name="T24">l</text:span></text:span><text:span text:style-name="Example">ower()</text:span></text:p>
          </table:table-cell>
          <table:table-cell table:style-name="Strings.B17" office:value-type="string">
            <text:p text:style-name="Table_20_Contents">Una copia de <text:span text:style-name="Example">s</text:span> con todos los caracteres de s en minúsculas</text:p>
          </table:table-cell>
        </table:table-row>
        <table:table-row table:style-name="TableLine94282745260192">
          <table:table-cell table:style-name="Strings.A2" office:value-type="string">
            <text:p text:style-name="Table_20_Contents"><text:span text:style-name="Example">s.replace(vie, nue, max)</text:span></text:p>
          </table:table-cell>
          <table:table-cell table:style-name="Strings.B18" office:value-type="string">
            <text:p text:style-name="Table_20_Contents">Una copia de <text:span text:style-name="Example">s</text:span> con todas (o <text:span text:style-name="Example">max</text:span>) las ocurrencias de la subcadena <text:span text:style-name="Example">vie</text:span> reemplazadas por la subcadena <text:span text:style-name="Example">nue</text:span></text:p>
          </table:table-cell>
        </table:table-row>
        <table:table-row table:style-name="TableLine94282630732880">
          <table:table-cell table:style-name="Strings.A2" office:value-type="string">
            <text:p text:style-name="Table_20_Contents"><text:span text:style-name="Example">s.rfind(sub, ini, fin)</text:span></text:p>
          </table:table-cell>
          <table:table-cell table:style-name="Strings.B19" office:value-type="string">
            <text:p text:style-name="Table_20_Contents">El mayor índice donde se encuentra <text:span text:style-name="Example">sub</text:span> como subcadena de <text:span text:style-name="Example">s [ ini : fin ]</text:span>, −1 si no se <text:soft-page-break/>encuentra</text:p>
          </table:table-cell>
        </table:table-row>
        <table:table-row table:style-name="TableLine94282709507456">
          <table:table-cell table:style-name="Strings.A2" office:value-type="string">
            <text:p text:style-name="Table_20_Contents"><text:span text:style-name="Example">s.rindex(sub, ini, fin)</text:span></text:p>
          </table:table-cell>
          <table:table-cell table:style-name="Strings.B20" office:value-type="string">
            <text:p text:style-name="Table_20_Contents">Igual que <text:span text:style-name="Example">s.rfind (sub, ini , fin )</text:span>, pero provoca un error si la subcadena no se encuentra</text:p>
          </table:table-cell>
        </table:table-row>
        <table:table-row table:style-name="TableLine94282612444144">
          <table:table-cell table:style-name="Strings.A2" office:value-type="string">
            <text:p text:style-name="Table_20_Contents"><text:span text:style-name="Example">s.split(sep, max)</text:span></text:p>
          </table:table-cell>
          <table:table-cell table:style-name="Strings.B21" office:value-type="string">
            <text:p text:style-name="Table_20_Contents">La lista de todas (o <text:span text:style-name="Example">max</text:span>) palabras obtenidas de <text:span text:style-name="Example">s</text:span> usando <text:span text:style-name="Example">sep</text:span> como cadena delimitadora</text:p>
          </table:table-cell>
        </table:table-row>
        <table:table-row table:style-name="TableLine94282663967392">
          <table:table-cell table:style-name="Strings.A2" office:value-type="string">
            <text:p text:style-name="Table_20_Contents"><text:span text:style-name="Example">s.rsplit(sep, max)</text:span></text:p>
          </table:table-cell>
          <table:table-cell table:style-name="Strings.B22" office:value-type="string">
            <text:p text:style-name="Table_20_Contents">Igual que <text:span text:style-name="Example">s.split(sep,max)</text:span>, pero desde el final de la cadena</text:p>
          </table:table-cell>
        </table:table-row>
        <table:table-row table:style-name="TableLine94282637949504">
          <table:table-cell table:style-name="Strings.A2" office:value-type="string">
            <text:p text:style-name="Table_20_Contents"><text:span text:style-name="Example">s.swapcase()</text:span></text:p>
          </table:table-cell>
          <table:table-cell table:style-name="Strings.B23" office:value-type="string">
            <text:p text:style-name="Table_20_Contents">Copia de <text:span text:style-name="Example">s</text:span> transformando mayúsculas en minúsculas y viceversa</text:p>
          </table:table-cell>
        </table:table-row>
        <table:table-row table:style-name="TableLine94282674696192">
          <table:table-cell table:style-name="Strings.A2" office:value-type="string">
            <text:p text:style-name="Table_20_Contents"><text:span text:style-name="Example">s.upper()</text:span></text:p>
          </table:table-cell>
          <table:table-cell table:style-name="Strings.B24" office:value-type="string">
            <text:p text:style-name="Table_20_Contents">Copia de <text:span text:style-name="Example">s</text:span> con todos los caracteres en mayúsculas</text:p>
          </table:table-cell>
        </table:table-row>
        <table:table-row table:style-name="TableLine94282637960448">
          <table:table-cell table:style-name="Strings.A25" table:number-columns-spanned="2" office:value-type="string">
            <text:p text:style-name="Table_20_Heading">Modulo string</text:p>
          </table:table-cell>
          <table:covered-table-cell/>
        </table:table-row>
        <table:table-row table:style-name="TableLine94282708130544">
          <table:table-cell table:style-name="Strings.A2" office:value-type="string">
            <text:p text:style-name="Table_20_Contents"><text:span text:style-name="Example">string.digits</text:span></text:p>
          </table:table-cell>
          <table:table-cell table:style-name="Strings.B26" office:value-type="string">
            <text:p text:style-name="P38">La cadena “<text:span text:style-name="Example">0123456789</text:span>”</text:p>
          </table:table-cell>
        </table:table-row>
        <table:table-row table:style-name="TableLine94282649771776">
          <table:table-cell table:style-name="Strings.A2" office:value-type="string">
            <text:p text:style-name="P53"><text:span text:style-name="Example">string.ascii_letters</text:span></text:p>
          </table:table-cell>
          <table:table-cell table:style-name="Strings.B27" office:value-type="string">
            <text:p text:style-name="P38">Una cadena conteniendo todos los caracteres alfabéticos, en mayúsculas y minúsculas</text:p>
          </table:table-cell>
        </table:table-row>
        <table:table-row table:style-name="TableLine94282705105136">
          <table:table-cell table:style-name="Strings.A2" office:value-type="string">
            <text:p text:style-name="Table_20_Contents"><text:span text:style-name="Example">string.ascii_lowercase</text:span></text:p>
          </table:table-cell>
          <table:table-cell table:style-name="Strings.B28" office:value-type="string">
            <text:p text:style-name="P38">Una cadena conteniendo todos los caracteres alfabéticos en minúsculas</text:p>
          </table:table-cell>
        </table:table-row>
        <table:table-row table:style-name="TableLine94282697698000">
          <table:table-cell table:style-name="Strings.A2" office:value-type="string">
            <text:p text:style-name="P53"><text:span text:style-name="Example">string.ascii_case</text:span></text:p>
          </table:table-cell>
          <table:table-cell table:style-name="Strings.B29" office:value-type="string">
            <text:p text:style-name="Table_20_Contents">Una cadena conteniendo todos los caracteres alfabéticos en mayúsculas</text:p>
          </table:table-cell>
        </table:table-row>
      </table:table>
      <table:table table:name="Plantillas" table:style-name="Plantillas">
        <table:table-column table:style-name="Plantillas.A"/>
        <table:table-column table:style-name="Plantillas.B"/>
        <table:table-column table:style-name="Plantillas.C"/>
        <table:table-column table:style-name="Plantillas.D"/>
        <table:table-row table:style-name="TableLine94282726467856">
          <table:table-cell table:style-name="Plantillas.A1" table:number-columns-spanned="4" office:value-type="string">
            <text:p text:style-name="P71">Plantillas</text:p>
          </table:table-cell>
          <table:covered-table-cell/>
          <table:covered-table-cell/>
          <table:covered-table-cell/>
        </table:table-row>
        <table:table-row table:style-name="TableLine94282707768000">
          <table:table-cell table:style-name="Plantillas.A2" table:number-columns-spanned="2" office:value-type="string">
            <text:p text:style-name="Table_20_Contents"><text:span text:style-name="Example">s.format(x)</text:span></text:p>
          </table:table-cell>
          <table:covered-table-cell/>
          <table:table-cell table:style-name="Plantillas.C2" table:number-columns-spanned="2" office:value-type="string">
            <text:p text:style-name="Table_20_Contents">Construye otras cadenas de texto reemplazando los <text:span text:style-name="Example">{}</text:span> por el contenido de los argumentos <text:span text:style-name="Example">x</text:span>.</text:p>
          </table:table-cell>
          <table:covered-table-cell/>
        </table:table-row>
        <table:table-row table:style-name="TableLine94282738892896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}</text:span></text:p>
          </table:table-cell>
          <table:table-cell table:style-name="Plantillas.C3" office:value-type="string">
            <text:p text:style-name="Table_20_Contents">Campo de substitución anónimo</text:p>
          </table:table-cell>
          <table:table-cell table:style-name="Plantillas.D3" office:value-type="string">
            <text:p text:style-name="Source_20_Code">&gt;&gt;&gt; “texto {}”.format(3)</text:p>
            <text:p text:style-name="Source_20_Code">texto 3</text:p>
          </table:table-cell>
        </table:table-row>
        <table:table-row table:style-name="TableLine94282652881808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x}</text:span></text:p>
          </table:table-cell>
          <table:table-cell table:style-name="Plantillas.C4" office:value-type="string">
            <text:p text:style-name="Table_20_Contents">Campo de substitución con nombre</text:p>
          </table:table-cell>
          <table:table-cell table:style-name="Plantillas.D4" office:value-type="string">
            <text:p text:style-name="Source_20_Code">&gt;&gt;&gt; “texto {x}”.format(x=3)</text:p>
            <text:p text:style-name="Source_20_Code">texto 3</text:p>
          </table:table-cell>
        </table:table-row>
        <table:table-row table:style-name="TableLine94282620620768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0}</text:span></text:p>
          </table:table-cell>
          <table:table-cell table:style-name="Plantillas.C5" office:value-type="string">
            <text:p text:style-name="Table_20_Contents">Campo de substitución numerado</text:p>
          </table:table-cell>
          <table:table-cell table:style-name="Plantillas.D5" office:value-type="string">
            <text:p text:style-name="P80">&gt;&gt;&gt; “texto {<text:span text:style-name="T50">1</text:span>}-<text:span text:style-name="T50">{0}</text:span>”.format(3,<text:span text:style-name="T50">4</text:span>)</text:p>
            <text:p text:style-name="P80">texto <text:span text:style-name="T50">4</text:span><text:span text:style-name="T51">-3</text:span></text:p>
          </table:table-cell>
        </table:table-row>
        <table:table-row table:style-name="TableLine94282746413408">
          <table:table-cell table:style-name="Plantillas.A6" table:number-columns-spanned="4" office:value-type="string">
            <text:p text:style-name="Table_20_Contents">Ver detalles en la <text:a xlink:type="simple" xlink:href="#4.Guia de string.format|outline" text:style-name="Internet_20_link" text:visited-style-name="Visited_20_Internet_20_Link">Guia de string.format</text:a></text:p>
          </table:table-cell>
          <table:covered-table-cell/>
          <table:covered-table-cell/>
          <table:covered-table-cell/>
        </table:table-row>
      </table:table>
      <text:p text:style-name="P5"><text:soft-page-break/>El valor por defecto de <text:span text:style-name="Example">ini</text:span> es 0, y el valor por defecto de fin es <text:span text:style-name="Example">len(s)</text:span>.</text:p>
      <text:p text:style-name="P5">Los métodos <text:span text:style-name="Example">isalnum</text:span>, <text:span text:style-name="Example">isalpha</text:span>, <text:span text:style-name="Example">isdigit</text:span> e <text:span text:style-name="Example">isspace</text:span> devuelven <text:span text:style-name="Example">False</text:span> si la cadena no contiene al menos un carácter. Los métodos <text:span text:style-name="Example">islower</text:span> e <text:span text:style-name="Example">isupper</text:span> devuelven <text:span text:style-name="Example">False</text:span> si la cadena no contiene al menos un carácter alfabético.</text:p>
      <text:p text:style-name="P5">El valor por defecto de <text:span text:style-name="Example">sep</text:span> es espacio en blanco. El argumento <text:span text:style-name="Example">max</text:span> es opcional.</text:p>
      <text:p text:style-name="P19">Ejemplos</text:p>
      <text:p text:style-name="Source_20_Code">&gt;&gt;&gt; '{}, {}, {}'.format('a','b','c')</text:p>
      <text:p text:style-name="P80">'a, b, c'2.'{2}, {1}, {0}'.format('a','b','c')</text:p>
      <text:p text:style-name="P80">&gt;&gt;&gt;'c, b, a'3.'{0}{1}{0}'.format('abra','cad')</text:p>
      <text:p text:style-name="P80">'abracadabra'</text:p>
      <text:p text:style-name="P80">&gt;&gt;&gt;'Valor de PI:{parteentera}, {partedecimal}'.format(parteentera=3, partedecimal=1415)</text:p>
      <text:p text:style-name="P80">'Valor de PI: 3,1415'</text:p>
      <text:h text:style-name="Heading_20_2" text:outline-level="2"><text:span text:style-name="T24">L</text:span>istas</text:h>
      <text:p text:style-name="P15"><text:span text:style-name="T24">Secuencia mutable, ordenada de elementos </text:span><text:span text:style-name="T20">delimitadas por corchetes y los elementos separados por comas.</text:span></text:p>
      <table:table table:name="Listas" table:style-name="Listas">
        <table:table-column table:style-name="Listas.A"/>
        <table:table-column table:style-name="Listas.B"/>
        <table:table-header-rows>
          <table:table-row table:style-name="TableLine94282636715248">
            <table:table-cell table:style-name="Listas.A1" office:value-type="string">
              <text:p text:style-name="P68">Python</text:p>
            </table:table-cell>
            <table:table-cell table:style-name="Listas.B1" office:value-type="string">
              <text:p text:style-name="P61">Significado</text:p>
            </table:table-cell>
          </table:table-row>
        </table:table-header-rows>
        <table:table-row table:style-name="TableLine94282746802176">
          <table:table-cell table:style-name="Listas.A2" office:value-type="string">
            <text:p text:style-name="Preformatted_20_Text"><text:span text:style-name="Example">list(</text:span><text:span text:style-name="Example"><text:span text:style-name="T35">secuencia</text:span></text:span><text:span text:style-name="Example">)</text:span></text:p>
          </table:table-cell>
          <table:table-cell table:style-name="Listas.B4" office:value-type="string">
            <text:p text:style-name="P30">Lista <text:span text:style-name="T35">vacía por defecto, pero puede copiar los valores </text:span><text:span text:style-name="T6">de </text:span><text:span text:style-name="Example"><text:span text:style-name="T46">secuencia</text:span></text:span><text:span text:style-name="T6"> </text:span><text:span text:style-name="T35">para armar una lista. </text:span><text:span text:style-name="T52">(copia las referencias, no duplica el contenido de la secuencia)</text:span></text:p>
          </table:table-cell>
        </table:table-row>
        <table:table-row table:style-name="TableLine94282726323872">
          <table:table-cell table:style-name="Listas.A2" office:value-type="string">
            <text:p text:style-name="P76"><text:span text:style-name="Example"><text:span text:style-name="T18">s</text:span></text:span><text:span text:style-name="Example">[</text:span><text:span text:style-name="Example"><text:span text:style-name="T18">i</text:span></text:span><text:span text:style-name="Example">]</text:span></text:p>
          </table:table-cell>
          <table:table-cell table:style-name="Listas.B4" office:value-type="string">
            <text:p text:style-name="P56">Accede al <text:span text:style-name="Example">i</text:span>-esimo elemento de <text:span text:style-name="Example"><text:span text:style-name="T39">s</text:span></text:span></text:p>
          </table:table-cell>
        </table:table-row>
        <table:table-row table:style-name="TableLine94282731834896">
          <table:table-cell table:style-name="Listas.A2" office:value-type="string">
            <text:p text:style-name="P73"><text:span text:style-name="Example">[]</text:span></text:p>
            <text:p text:style-name="P73"><text:span text:style-name="Example">[1, 2, 3, 4]</text:span></text:p>
          </table:table-cell>
          <table:table-cell table:style-name="Listas.B4" office:value-type="string">
            <text:p text:style-name="P50">Lista vac<text:span text:style-name="T2">ía</text:span></text:p>
            <text:p text:style-name="P50">Lista con cuatro elementos, <text:span text:style-name="Example">1</text:span>, <text:span text:style-name="Example">2</text:span>, <text:span text:style-name="Example">3</text:span> y <text:span text:style-name="Example">4</text:span> <text:span text:style-name="T58">iniciales</text:span></text:p>
          </table:table-cell>
        </table:table-row>
        <table:table-row table:style-name="TableLine94282748670032">
          <table:table-cell table:style-name="Listas.A2" office:value-type="string">
            <text:p text:style-name="Preformatted_20_Text"><text:span text:style-name="Example">del s[i]</text:span></text:p>
          </table:table-cell>
          <table:table-cell table:style-name="Listas.B5" office:value-type="string">
            <text:p text:style-name="Table_20_Contents">Elimina el i-ésimo elemento de <text:span text:style-name="Example">s</text:span></text:p>
          </table:table-cell>
        </table:table-row>
        <table:table-row table:style-name="TableLine94282705962496">
          <table:table-cell table:style-name="Listas.A2" office:value-type="string">
            <text:p text:style-name="Preformatted_20_Text"><text:span text:style-name="Example">del s[i:j]</text:span></text:p>
          </table:table-cell>
          <table:table-cell table:style-name="Listas.B6" office:value-type="string">
            <text:p text:style-name="Table_20_Contents">Elimina los elementos entre <text:span text:style-name="Example">i</text:span> y <text:span text:style-name="Example">j</text:span></text:p>
          </table:table-cell>
        </table:table-row>
        <table:table-row table:style-name="TableLine94282676180064">
          <table:table-cell table:style-name="Listas.A2" office:value-type="string">
            <text:p text:style-name="Preformatted_20_Text"><text:span text:style-name="Example">del s[i:j:n]</text:span></text:p>
          </table:table-cell>
          <table:table-cell table:style-name="Listas.B7" office:value-type="string">
            <text:p text:style-name="Table_20_Contents">Elimina los elementos entre <text:span text:style-name="Example">i</text:span> y <text:span text:style-name="Example">j</text:span> de <text:span text:style-name="Example">n</text:span></text:p>
          </table:table-cell>
        </table:table-row>
        <table:table-row table:style-name="TableLine94282650896704">
          <table:table-cell table:style-name="Listas.A2" office:value-type="string">
            <text:p text:style-name="Preformatted_20_Text"><text:span text:style-name="Example">s.append(x)</text:span></text:p>
          </table:table-cell>
          <table:table-cell table:style-name="Listas.B8" office:value-type="string">
            <text:p text:style-name="P29">Agrega los elementos de <text:span text:style-name="Example">x</text:span> a la lista <text:span text:style-name="Example">s</text:span></text:p>
          </table:table-cell>
        </table:table-row>
        <table:table-row table:style-name="TableLine94282612698464">
          <table:table-cell table:style-name="Listas.A2" office:value-type="string">
            <text:p text:style-name="Preformatted_20_Text"><text:span text:style-name="Example">s.extend(x)</text:span></text:p>
          </table:table-cell>
          <table:table-cell table:style-name="Listas.B9" office:value-type="string">
            <text:p text:style-name="P29">Agrega <text:span text:style-name="Example">x</text:span> como elemento de <text:span text:style-name="Example">s</text:span></text:p>
          </table:table-cell>
        </table:table-row>
        <table:table-row table:style-name="TableLine94282666231200">
          <table:table-cell table:style-name="Listas.A2" office:value-type="string">
            <text:p text:style-name="Preformatted_20_Text"><text:span text:style-name="Example">s.count(x)</text:span></text:p>
          </table:table-cell>
          <table:table-cell table:style-name="Listas.B10" office:value-type="string">
            <text:p text:style-name="P29">Cuenta las veces que aparece el elemento <text:span text:style-name="Example">x</text:span> en <text:span text:style-name="Example">s</text:span></text:p>
          </table:table-cell>
        </table:table-row>
        <table:table-row table:style-name="TableLine94282687679488">
          <table:table-cell table:style-name="Listas.A2" office:value-type="string">
            <text:p text:style-name="Preformatted_20_Text"><text:span text:style-name="Example">s.index(x, ini, fin )</text:span></text:p>
          </table:table-cell>
          <table:table-cell table:style-name="Listas.B11" office:value-type="string">
            <text:p text:style-name="P50">El menor <text:span text:style-name="Example">i</text:span> tal que <text:span text:style-name="Example">ini &lt;= i &lt;fin</text:span> y <text:span text:style-name="Example">s[i] == x</text:span></text:p>
          </table:table-cell>
        </table:table-row>
        <text:soft-page-break/>
        <table:table-row table:style-name="TableLine94282663602880">
          <table:table-cell table:style-name="Listas.A2" office:value-type="string">
            <text:p text:style-name="Preformatted_20_Text"><text:span text:style-name="Example">s.insert(i, x)</text:span></text:p>
          </table:table-cell>
          <table:table-cell table:style-name="Listas.B12" office:value-type="string">
            <text:p text:style-name="P29">Inserta el elemento <text:span text:style-name="Example">x</text:span> en la posicion <text:span text:style-name="Example">i</text:span> dentro de la lista <text:span text:style-name="Example">s</text:span></text:p>
          </table:table-cell>
        </table:table-row>
        <table:table-row table:style-name="TableLine94282633918976">
          <table:table-cell table:style-name="Listas.A2" office:value-type="string">
            <text:p text:style-name="Preformatted_20_Text"><text:span text:style-name="Example">s.remove(x)</text:span></text:p>
          </table:table-cell>
          <table:table-cell table:style-name="Listas.B13" office:value-type="string">
            <text:p text:style-name="P29">Remueve el elemento <text:span text:style-name="Example">x</text:span> de <text:span text:style-name="Example">s</text:span></text:p>
          </table:table-cell>
        </table:table-row>
        <table:table-row table:style-name="TableLine94282693627904">
          <table:table-cell table:style-name="Listas.A2" office:value-type="string">
            <text:p text:style-name="Preformatted_20_Text"><text:span text:style-name="Example">s.pop(i)</text:span></text:p>
          </table:table-cell>
          <table:table-cell table:style-name="Listas.B14" office:value-type="string">
            <text:p text:style-name="P29">Remueve y retorna el elemento <text:span text:style-name="Example">i</text:span>-esimo. (Opcional, sino remueve y retorna el ultimo elemento.</text:p>
          </table:table-cell>
        </table:table-row>
        <table:table-row table:style-name="TableLine94282673579424">
          <table:table-cell table:style-name="Listas.A2" office:value-type="string">
            <text:p text:style-name="Preformatted_20_Text"><text:span text:style-name="Example">s.reverse()</text:span></text:p>
          </table:table-cell>
          <table:table-cell table:style-name="Listas.B15" office:value-type="string">
            <text:p text:style-name="P29">Inverte la lista <text:span text:style-name="Example">s</text:span>.</text:p>
          </table:table-cell>
        </table:table-row>
        <table:table-row table:style-name="TableLine94282749580112">
          <table:table-cell table:style-name="Listas.A2" office:value-type="string">
            <text:p text:style-name="Preformatted_20_Text"><text:span text:style-name="Example">s.sort()</text:span></text:p>
          </table:table-cell>
          <table:table-cell table:style-name="Listas.B16" office:value-type="string">
            <text:p text:style-name="P30">Ordena la lista <text:span text:style-name="Example">s</text:span>.</text:p>
          </table:table-cell>
        </table:table-row>
      </table:table>
      <text:h text:style-name="P90" text:outline-level="2">Tuplas</text:h>
      <text:p text:style-name="P23"><text:span text:style-name="T8">Las tuplas son conjuntos inmutables y ordenados. Pueden ser creados convirtiendo otro conjunto, </text:span><text:span text:style-name="Example"><text:span text:style-name="T47">tuple(una_secuencia)</text:span></text:span><text:span text:style-name="T8"> o de manera directa utilizando paréntesis </text:span><text:span text:style-name="Example"><text:span text:style-name="T20">(1, 2, 3)</text:span></text:span>. <text:span text:style-name="T56">Importante, cuando la tupla es creada con un solo elemento, debe tener una coma al final para diferenciarla de un paréntesis para el agrupamiento de instrucciones </text:span><text:span text:style-name="Example"><text:span text:style-name="T20">(1,</text:span></text:span><text:span text:style-name="Example"><text:span text:style-name="T56">)</text:span></text:span><text:span text:style-name="T56">.</text:span></text:p>
      <text:p text:style-name="P22">Su funcionamiento es idéntico a una lista, pero aquí no es posible hacer cambios en la tupla misma.</text:p>
      <table:table table:name="Tabla1" table:style-name="Tabla1">
        <table:table-column table:style-name="Tabla1.A"/>
        <table:table-column table:style-name="Tabla1.B"/>
        <table:table-header-rows>
          <table:table-row table:style-name="TableLine94282622078192">
            <table:table-cell table:style-name="Tabla1.A1" office:value-type="string">
              <text:p text:style-name="P69">Python</text:p>
            </table:table-cell>
            <table:table-cell table:style-name="Tabla1.B1" office:value-type="string">
              <text:p text:style-name="P66">Significado</text:p>
            </table:table-cell>
          </table:table-row>
        </table:table-header-rows>
        <table:table-row table:style-name="TableLine94282617991616">
          <table:table-cell table:style-name="Tabla1.A2" office:value-type="string">
            <text:p text:style-name="P76"><text:span text:style-name="Example">(1, )</text:span></text:p>
          </table:table-cell>
          <table:table-cell table:style-name="Tabla1.B4" office:value-type="string">
            <text:p text:style-name="P56">Tupla con un solo elemento, <text:span text:style-name="Example">1</text:span></text:p>
          </table:table-cell>
        </table:table-row>
        <table:table-row table:style-name="TableLine94282696853136">
          <table:table-cell table:style-name="Tabla1.A2" office:value-type="string">
            <text:p text:style-name="P76"><text:span text:style-name="Example">(1, 2, 3, 4)</text:span></text:p>
          </table:table-cell>
          <table:table-cell table:style-name="Tabla1.B4" office:value-type="string">
            <text:p text:style-name="P56">Tupla con cuatro elementos, <text:s/><text:span text:style-name="Example"><text:span text:style-name="T52">1</text:span></text:span><text:span text:style-name="T52">, </text:span><text:span text:style-name="Example"><text:span text:style-name="T52">2</text:span></text:span><text:span text:style-name="T52">, </text:span><text:span text:style-name="Example"><text:span text:style-name="T52">3</text:span></text:span><text:span text:style-name="T52"> y </text:span><text:span text:style-name="Example"><text:span text:style-name="T52">4</text:span></text:span></text:p>
          </table:table-cell>
        </table:table-row>
        <table:table-row table:style-name="TableLine94282620767456">
          <table:table-cell table:style-name="Tabla1.A2" office:value-type="string">
            <text:p text:style-name="P75"><text:span text:style-name="Example"><text:span text:style-name="T19">tuple</text:span></text:span><text:span text:style-name="Example">(</text:span><text:span text:style-name="Example"><text:span text:style-name="T35">secuencia</text:span></text:span><text:span text:style-name="Example">)</text:span></text:p>
          </table:table-cell>
          <table:table-cell table:style-name="Tabla1.B4" office:value-type="string">
            <text:p text:style-name="P31"><text:span text:style-name="T9">Tupla</text:span> <text:span text:style-name="T9">creada </text:span><text:span text:style-name="T35">los valores </text:span><text:span text:style-name="T6">de </text:span><text:span text:style-name="Example"><text:span text:style-name="T46">secuencia</text:span></text:span><text:span text:style-name="T35">. </text:span><text:span text:style-name="T52">(copia las referencias, no duplica el contenido de la secuencia)</text:span></text:p>
          </table:table-cell>
        </table:table-row>
        <table:table-row table:style-name="TableLine94282640990368">
          <table:table-cell table:style-name="Tabla1.A2" office:value-type="string">
            <text:p text:style-name="P76"><text:span text:style-name="Example">t[</text:span><text:span text:style-name="Example"><text:span text:style-name="T18">i</text:span></text:span><text:span text:style-name="Example">]</text:span></text:p>
          </table:table-cell>
          <table:table-cell table:style-name="Tabla1.B5" office:value-type="string">
            <text:p text:style-name="P56">Accede al <text:span text:style-name="Example">i</text:span>-esimo elemento de <text:span text:style-name="Example">t</text:span></text:p>
          </table:table-cell>
        </table:table-row>
      </table:table>
      <text:h text:style-name="P93" text:outline-level="3">Named_tuples</text:h>
      <text:p text:style-name="Text_20_body"><text:span text:style-name="T57">En el modulo </text:span><text:span text:style-name="Example"><text:span text:style-name="T57">collections</text:span></text:span><text:span text:style-name="T57">, se encuentra la función fabrica </text:span><text:span text:style-name="Example"><text:span text:style-name="T57">namedtuple</text:span></text:span><text:span text:style-name="T57">, que es ideal </text:span>para crear contenedores de datos simples <text:span text:style-name="T57">es inmutables</text:span>. Como para cargar datos desde un archivo.</text:p>
      <text:p text:style-name="P81"><text:span text:style-name="T57">&gt;&gt;&gt; </text:span>from collections import namedtuple</text:p>
      <text:p text:style-name="P81"><text:span text:style-name="T57">&gt;&gt;&gt; </text:span>Punto = namedtuple("Punto", "x y")</text:p>
      <text:p text:style-name="P24"><text:span text:style-name="T57">Luego de definir la </text:span><text:span text:style-name="Example"><text:span text:style-name="T57">namedtuple</text:span></text:span><text:span text:style-name="T57">, la podemos utilizar como cualquier otra clase que ademas es una tupla</text:span></text:p>
      <text:p text:style-name="Source_20_Code"><text:soft-page-break/>&gt;&gt;&gt; punto1 = Punto(3,4)</text:p>
      <text:p text:style-name="Source_20_Code">&gt;&gt;&gt; punto1</text:p>
      <text:p text:style-name="Source_20_Code">Punto(x=3, y=4)</text:p>
      <text:p text:style-name="Source_20_Code"><text:span text:style-name="Source_20_Text">&gt;&gt;&gt; </text:span>punto1.x</text:p>
      <text:p text:style-name="Source_20_Code">3</text:p>
      <text:p text:style-name="Source_20_Code"><text:span text:style-name="Source_20_Text">&gt;&gt;&gt; </text:span>punto1.y</text:p>
      <text:p text:style-name="Source_20_Code">4</text:p>
      <text:p text:style-name="Source_20_Code">&gt;&gt;&gt; <text:span text:style-name="T57">punto1[0]</text:span></text:p>
      <text:p text:style-name="P82">3</text:p>
      <text:p text:style-name="P83">&gt;&gt;&gt; punto1[0] <text:span text:style-name="T58">= 4</text:span></text:p>
      <text:p text:style-name="P83">TypeError: 'tuple' object does not support item assignment</text:p>
      <text:p text:style-name="Capitalizada">!Es importante notar que a pesar de que la tupla en sí es inmutable, si guardamos una lista dentro de la tupla, la lista en sí es mutable.</text:p>
      <text:h text:style-name="Heading_20_2" text:outline-level="2"><text:span text:style-name="T25">D</text:span>iccionarios <text:span text:style-name="T34">(dict)</text:span></text:h>
      <text:p text:style-name="P8">Pares clave : valor separados por coma y delimitados por llaves: </text:p>
      <text:p text:style-name="P78"><text:span text:style-name="T34">diccionario = </text:span>{1:"primero", "segundo":2}</text:p>
      <text:p text:style-name="P8">Las claves deben ser datos inmutables.</text:p>
      <text:p text:style-name="P8">Los diccionarios son datos mutables.</text:p>
      <table:table table:name="Diccionarios" table:style-name="Diccionarios">
        <table:table-column table:style-name="Diccionarios.A"/>
        <table:table-column table:style-name="Diccionarios.B"/>
        <table:table-header-rows>
          <table:table-row table:style-name="TableLine94282625002640">
            <table:table-cell table:style-name="Diccionarios.A1" office:value-type="string">
              <text:p text:style-name="P68">Python</text:p>
            </table:table-cell>
            <table:table-cell table:style-name="Diccionarios.B1" office:value-type="string">
              <text:p text:style-name="P62">Significado</text:p>
            </table:table-cell>
          </table:table-row>
        </table:table-header-rows>
        <table:table-row table:style-name="TableLine94282687567600">
          <table:table-cell table:style-name="Diccionarios.A2" office:value-type="string">
            <text:p text:style-name="P72"><text:span text:style-name="Example">dict()</text:span></text:p>
            <text:p text:style-name="P72"><text:span text:style-name="Example">{}</text:span></text:p>
          </table:table-cell>
          <table:table-cell table:style-name="Diccionarios.B12" office:value-type="string">
            <text:p text:style-name="P44">Diccionarios vacíos</text:p>
          </table:table-cell>
        </table:table-row>
        <table:table-row table:style-name="TableLine94282636938432">
          <table:table-cell table:style-name="Diccionarios.A2" office:value-type="string">
            <text:p text:style-name="Preformatted_20_Text"><text:span text:style-name="Example">len(d)</text:span></text:p>
          </table:table-cell>
          <table:table-cell table:style-name="Diccionarios.B12" office:value-type="string">
            <text:p text:style-name="P32">El número de <text:span text:style-name="T26">claves</text:span> en <text:span text:style-name="Example">d</text:span></text:p>
          </table:table-cell>
        </table:table-row>
        <table:table-row table:style-name="TableLine94282610129248">
          <table:table-cell table:style-name="Diccionarios.A2" office:value-type="string">
            <text:p text:style-name="Preformatted_20_Text"><text:span text:style-name="Example">d[k]</text:span></text:p>
          </table:table-cell>
          <table:table-cell table:style-name="Diccionarios.B12" office:value-type="string">
            <text:p text:style-name="P32">El elemento de d con clave <text:span text:style-name="Example">k</text:span></text:p>
          </table:table-cell>
        </table:table-row>
        <table:table-row table:style-name="TableLine94282693695808">
          <table:table-cell table:style-name="Diccionarios.A2" office:value-type="string">
            <text:p text:style-name="Preformatted_20_Text"><text:span text:style-name="Example">d[k]=x</text:span></text:p>
          </table:table-cell>
          <table:table-cell table:style-name="Diccionarios.B12" office:value-type="string">
            <text:p text:style-name="P32">Establece a <text:span text:style-name="Example">x</text:span> el valor del elemento de <text:span text:style-name="Example">d</text:span> con clave <text:span text:style-name="Example">k</text:span></text:p>
          </table:table-cell>
        </table:table-row>
        <table:table-row table:style-name="TableLine94282661634048">
          <table:table-cell table:style-name="Diccionarios.A2" office:value-type="string">
            <text:p text:style-name="Preformatted_20_Text"><text:span text:style-name="Example">del d[k]</text:span></text:p>
          </table:table-cell>
          <table:table-cell table:style-name="Diccionarios.B12" office:value-type="string">
            <text:p text:style-name="P32">Elimina el elemento de <text:span text:style-name="Example">d</text:span> con clave <text:span text:style-name="Example">k</text:span></text:p>
          </table:table-cell>
        </table:table-row>
        <table:table-row table:style-name="TableLine94282753463440">
          <table:table-cell table:style-name="Diccionarios.A2" office:value-type="string">
            <text:p text:style-name="Preformatted_20_Text"><text:span text:style-name="Example">d.clear()</text:span></text:p>
          </table:table-cell>
          <table:table-cell table:style-name="Diccionarios.B12" office:value-type="string">
            <text:p text:style-name="P32">Elimina todos los elementos de <text:span text:style-name="Example">d</text:span></text:p>
          </table:table-cell>
        </table:table-row>
        <table:table-row table:style-name="TableLine94282683494400">
          <table:table-cell table:style-name="Diccionarios.A2" office:value-type="string">
            <text:p text:style-name="Preformatted_20_Text"><text:span text:style-name="Example">d.copy()</text:span></text:p>
          </table:table-cell>
          <table:table-cell table:style-name="Diccionarios.B12" office:value-type="string">
            <text:p text:style-name="P32">Una copia de <text:span text:style-name="Example">d</text:span></text:p>
          </table:table-cell>
        </table:table-row>
        <table:table-row table:style-name="TableLine94282701131312">
          <table:table-cell table:style-name="Diccionarios.A2" office:value-type="string">
            <text:p text:style-name="Preformatted_20_Text"><text:span text:style-name="Example">d.has_key(k)</text:span></text:p>
          </table:table-cell>
          <table:table-cell table:style-name="Diccionarios.B12" office:value-type="string">
            <text:p text:style-name="P33"><text:span text:style-name="Example">True</text:span> si <text:span text:style-name="Example">d</text:span> contiene un elemento con clave <text:span text:style-name="Example">k</text:span></text:p>
          </table:table-cell>
        </table:table-row>
        <table:table-row table:style-name="TableLine94282620373696">
          <table:table-cell table:style-name="Diccionarios.A2" office:value-type="string">
            <text:p text:style-name="Preformatted_20_Text"><text:span text:style-name="Example">k in d</text:span></text:p>
          </table:table-cell>
          <table:table-cell table:style-name="Diccionarios.B12" office:value-type="string">
            <text:p text:style-name="P34">Equivalente a <text:span text:style-name="Example">d.has_key(k)</text:span></text:p>
          </table:table-cell>
        </table:table-row>
        <table:table-row table:style-name="TableLine94282688907264">
          <table:table-cell table:style-name="Diccionarios.A2" office:value-type="string">
            <text:p text:style-name="Preformatted_20_Text"><text:span text:style-name="Example">d.items()</text:span></text:p>
          </table:table-cell>
          <table:table-cell table:style-name="Diccionarios.B12" office:value-type="string">
            <text:p text:style-name="P34">La lista de los pares <text:span text:style-name="Example">(clave, valor)</text:span> de <text:span text:style-name="Example">d</text:span></text:p>
          </table:table-cell>
        </table:table-row>
        <table:table-row table:style-name="TableLine94282687431312">
          <table:table-cell table:style-name="Diccionarios.A2" office:value-type="string">
            <text:p text:style-name="Preformatted_20_Text"><text:span text:style-name="Example">d.keys()</text:span></text:p>
          </table:table-cell>
          <table:table-cell table:style-name="Diccionarios.B12" office:value-type="string">
            <text:p text:style-name="P33">La lista de las claves de <text:span text:style-name="Example">d</text:span></text:p>
          </table:table-cell>
        </table:table-row>
        <text:soft-page-break/>
        <table:table-row table:style-name="TableLine94282620683200">
          <table:table-cell table:style-name="Diccionarios.A2" office:value-type="string">
            <text:p text:style-name="Preformatted_20_Text"><text:span text:style-name="Example">d.value</text:span><text:span text:style-name="Example"><text:span text:style-name="T26">s</text:span></text:span><text:span text:style-name="Example">()</text:span></text:p>
          </table:table-cell>
          <table:table-cell table:style-name="Diccionarios.B13" office:value-type="string">
            <text:p text:style-name="P33">La lista de los valores de <text:span text:style-name="Example">d</text:span></text:p>
          </table:table-cell>
        </table:table-row>
      </table:table>
      <text:h text:style-name="P89" text:outline-level="2"><text:span text:style-name="T62">Conjuntos (s</text:span>ets<text:span text:style-name="T62">)</text:span></text:h>
      <text:p text:style-name="P99">Los conjuntos son colecciones no ordenadas de elementos no duplicados <text:span text:style-name="T62">en donde </text:span><text:span text:style-name="T13">l</text:span>os elementos <text:span text:style-name="T62">contenidos </text:span>deben ser inmutables.</text:p>
      <text:p text:style-name="P99"><text:span text:style-name="Example">set(secuencia)</text:span> crea un conjunto mutable con los elementos de la secuencia especificada, descartando las repeticiones <text:span text:style-name="T62">sin preservar el orden</text:span>. <text:span text:style-name="T56">o utilizando llaves, </text:span><text:span text:style-name="Example"><text:span text:style-name="T56">{1, 2, 3}</text:span></text:span><text:span text:style-name="T56"> </text:span></text:p>
      <text:p text:style-name="P101"><text:span text:style-name="Example"><text:span text:style-name="T20">frozenset(secuencia)</text:span></text:span><text:span text:style-name="T20"> crea un conjunto inmutable con los elementos de la secuencia especificada, descartando las repeticiones.</text:span></text:p>
      <table:table table:name="Conjuntos" table:style-name="Conjuntos">
        <table:table-column table:style-name="Conjuntos.A"/>
        <table:table-column table:style-name="Conjuntos.B"/>
        <table:table-header-rows>
          <table:table-row table:style-name="Conjuntos.1">
            <table:table-cell table:style-name="Conjuntos.A1" office:value-type="string">
              <text:p text:style-name="P68">Python</text:p>
            </table:table-cell>
            <table:table-cell table:style-name="Conjuntos.B1" office:value-type="string">
              <text:p text:style-name="P63">Significado</text:p>
            </table:table-cell>
          </table:table-row>
        </table:table-header-rows>
        <table:table-row table:style-name="Conjuntos.1">
          <table:table-cell table:style-name="Conjuntos.A2" office:value-type="string">
            <text:p text:style-name="Preformatted_20_Text"><text:span text:style-name="Example">len(</text:span><text:span text:style-name="Example"><text:span text:style-name="T26">s</text:span></text:span><text:span text:style-name="Example">)</text:span></text:p>
          </table:table-cell>
          <table:table-cell table:style-name="Conjuntos.B18" office:value-type="string">
            <text:p text:style-name="Table_20_Contents">Cardinalidad del conjunto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elt in s</text:span></text:p>
          </table:table-cell>
          <table:table-cell table:style-name="Conjuntos.B18" office:value-type="string">
            <text:p text:style-name="Table_20_Contents"><text:span text:style-name="Example">True</text:span> si <text:span text:style-name="Example">elt</text:span> pertenece a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elt not in s</text:span></text:p>
          </table:table-cell>
          <table:table-cell table:style-name="Conjuntos.B18" office:value-type="string">
            <text:p text:style-name="Table_20_Contents"><text:span text:style-name="Example">True</text:span> si <text:span text:style-name="Example">elt</text:span> no pertenece a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ssubset(s2)</text:span></text:p>
          </table:table-cell>
          <table:table-cell table:style-name="Conjuntos.B18" office:value-type="string">
            <text:p text:style-name="Table_20_Contents"><text:span text:style-name="Example">True</text:span> si todo elemento de <text:span text:style-name="Example">s1</text:span> pertenece a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ssuperset(s2)</text:span></text:p>
          </table:table-cell>
          <table:table-cell table:style-name="Conjuntos.B18" office:value-type="string">
            <text:p text:style-name="Table_20_Contents"><text:span text:style-name="Example">True</text:span> si todo elemento de <text:span text:style-name="Example">s2</text:span> pertenece a <text:span text:style-name="Example">s1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add(elt)</text:span></text:p>
          </table:table-cell>
          <table:table-cell table:style-name="Conjuntos.B18" office:value-type="string">
            <text:p text:style-name="Table_20_Contents">Añade <text:span text:style-name="Example">elt</text:span> al conjunto mutable <text:span text:style-name="Example">s</text:span> 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remove(elt)</text:span></text:p>
          </table:table-cell>
          <table:table-cell table:style-name="Conjuntos.B18" office:value-type="string">
            <text:p text:style-name="Table_20_Contents">Elimina <text:span text:style-name="Example">elt</text:span> del conjunto mutable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clear ()</text:span></text:p>
          </table:table-cell>
          <table:table-cell table:style-name="Conjuntos.B18" office:value-type="string">
            <text:p text:style-name="Table_20_Contents">Elimina todos los elementos del conjunto mutable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ntersection(s2)</text:span></text:p>
          </table:table-cell>
          <table:table-cell table:style-name="Conjuntos.B18" office:value-type="string">
            <text:p text:style-name="Table_20_Contents">Nuevo conjunto con los elementos comunes a <text:span text:style-name="Example">s1</text:span> y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&amp; s2</text:span></text:p>
          </table:table-cell>
          <table:table-cell table:style-name="Conjuntos.B18" office:value-type="string">
            <text:p text:style-name="Table_20_Contents">Lo mismo que <text:span text:style-name="Example">s1.intersection 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union(s2)</text:span></text:p>
          </table:table-cell>
          <table:table-cell table:style-name="Conjuntos.B18" office:value-type="string">
            <text:p text:style-name="Table_20_Contents">Nuevo conjunto con<text:span text:style-name="T42">teniendo</text:span> los elementos de <text:span text:style-name="Example">s1</text:span> y de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| s2</text:span></text:p>
          </table:table-cell>
          <table:table-cell table:style-name="Conjuntos.B18" office:value-type="string">
            <text:p text:style-name="Table_20_Contents">Lo mismo que <text:span text:style-name="Example">s1.union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difference (s2)</text:span></text:p>
          </table:table-cell>
          <table:table-cell table:style-name="Conjuntos.B18" office:value-type="string">
            <text:p text:style-name="Table_20_Contents">Nuevo conjunto con los elementos que pertenecen a <text:span text:style-name="Example">s1</text:span>, pero no a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− s2</text:span></text:p>
          </table:table-cell>
          <table:table-cell table:style-name="Conjuntos.B18" office:value-type="string">
            <text:p text:style-name="Table_20_Contents">Lo mismo que <text:span text:style-name="Example">s1.difference (s2)</text:span></text:p>
          </table:table-cell>
        </table:table-row>
        <text:soft-page-break/>
        <table:table-row table:style-name="Conjuntos.1">
          <table:table-cell table:style-name="Conjuntos.A2" office:value-type="string">
            <text:p text:style-name="Preformatted_20_Text"><text:span text:style-name="Example">s1.symmetric_difference(s2)</text:span></text:p>
          </table:table-cell>
          <table:table-cell table:style-name="Conjuntos.B18" office:value-type="string">
            <text:p text:style-name="Table_20_Contents">Nuevo conjunto con los elementos que pertenecen a <text:span text:style-name="Example">s1</text:span> o a <text:span text:style-name="Example">s2</text:span>, pero no a ambos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^ s2 </text:span></text:p>
          </table:table-cell>
          <table:table-cell table:style-name="Conjuntos.B18" office:value-type="string">
            <text:p text:style-name="Table_20_Contents">Lo mismo que s1 .<text:span text:style-name="Example">symmetric_difference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copy()</text:span></text:p>
          </table:table-cell>
          <table:table-cell table:style-name="Conjuntos.B18" office:value-type="string">
            <text:p text:style-name="Table_20_Contents">Nuevo conjunto copia del conjunto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update(sec)</text:span></text:p>
          </table:table-cell>
          <table:table-cell table:style-name="Conjuntos.B19" office:value-type="string">
            <text:p text:style-name="Table_20_Contents">Añade los elementos de <text:span text:style-name="Example">sec</text:span> al conjunto <text:span text:style-name="Example">s</text:span></text:p>
          </table:table-cell>
        </table:table-row>
      </table:table>
      <text:p text:style-name="P100">Nota</text:p>
      <text:p text:style-name="P99">Si <text:span text:style-name="Example">i</text:span> o <text:span text:style-name="Example">j</text:span> son negativos, entonces son relativos al final de la secuencia; es decir, se considera <text:span text:style-name="Example">len(s)+i</text:span> o <text:span text:style-name="Example">len(s)+j</text:span> en su lugar.</text:p>
      <text:p text:style-name="P99">Si <text:span text:style-name="Example">i</text:span> o <text:span text:style-name="Example">j</text:span> son mayores que <text:span text:style-name="Example">len(s)</text:span>, entonces se considera <text:span text:style-name="Example">len(s)</text:span> en su lugar.</text:p>
      <text:p text:style-name="P99">El valor por defecto de j es <text:span text:style-name="Example">len(s)</text:span>. El valor por defecto de salto es 1.</text:p>
      <text:h text:style-name="Heading_20_2" text:outline-level="2">Otros tipos de datos</text:h>
      <text:p text:style-name="P8">La constante <text:span text:style-name="Example">None</text:span> es el dato nulo, <text:span text:style-name="T37">o el No dato</text:span>.</text:p>
      <text:h text:style-name="Heading_20_1" text:outline-level="1">Control de flujo</text:h>
      <text:h text:style-name="Heading_20_2" text:outline-level="2">Condicional</text:h>
      <text:p text:style-name="Código">if condicion1:</text:p>
      <text:p text:style-name="Código"><text:tab/><text:span text:style-name="Example">bloque</text:span></text:p>
      <text:p text:style-name="Código">elif condicion2:</text:p>
      <text:p text:style-name="Código"><text:tab/><text:span text:style-name="Example">bloque2</text:span></text:p>
      <text:p text:style-name="Código">else:</text:p>
      <text:p text:style-name="Código"><text:tab/><text:span text:style-name="Example">bloque3</text:span></text:p>
      <text:p text:style-name="P11">La <text:span text:style-name="T29">sección</text:span> elif y else son ambas opcionales.</text:p>
      <text:h text:style-name="Heading_20_2" text:outline-level="2">Bucle while</text:h>
      <text:p text:style-name="P17">Lazo que se ejecutará mientras <text:span text:style-name="Example">condición</text:span> sea True</text:p>
      <text:p text:style-name="Código">while <text:span text:style-name="Example">condición</text:span>:</text:p>
      <text:p text:style-name="Código"><text:tab/><text:span text:style-name="Example">bloque</text:span></text:p>
      <text:h text:style-name="Heading_20_2" text:outline-level="2"><text:soft-page-break/>Bucle for</text:h>
      <text:p text:style-name="P16">Los bucles <text:span text:style-name="Example">for</text:span> permiten recorrer <text:span text:style-name="Example"><text:span text:style-name="T45">secuencia</text:span></text:span><text:span text:style-name="T5"> dejando de uno en uno en </text:span><text:span text:style-name="Example">variable</text:span> <text:span text:style-name="T44">los elementos </text:span>para su uso.</text:p>
      <text:p text:style-name="Código">for <text:span text:style-name="Example">variable</text:span> in <text:span text:style-name="Example">secuencia</text:span>:</text:p>
      <text:p text:style-name="Código"><text:tab/><text:span text:style-name="Example">bloque1</text:span></text:p>
      <text:p text:style-name="Código">else:</text:p>
      <text:p text:style-name="Código"><text:tab/><text:span text:style-name="Example">bloque2</text:span></text:p>
      <text:p text:style-name="P11">La estructura <text:span text:style-name="Example">for</text:span> permite un bloque <text:span text:style-name="Example">else</text:span> <text:span text:style-name="T29">opcional </text:span>que se ejecutara solo cuando la secuencia se encuentre vac<text:span text:style-name="T42">í</text:span>a.</text:p>
      <text:p text:style-name="P17">Es posible utilizar <text:span text:style-name="Example">range</text:span> para armar lazos acotados muy rápidamente.</text:p>
      <text:h text:style-name="P94" text:outline-level="3">Instrucciones de control de lazos</text:h>
      <text:p text:style-name="P11"><text:span text:style-name="Example">break</text:span> <text:span text:style-name="T4">corta</text:span> <text:span text:style-name="T42">completamente el lazo.</text:span></text:p>
      <text:p text:style-name="P11"><text:span text:style-name="Example">continua</text:span> interrumpe el bucle <text:span text:style-name="T42">haciéndolo saltar hacia la </text:span>siguiente iteración.</text:p>
      <text:h text:style-name="Heading_20_2" text:outline-level="2"><text:span text:style-name="T27">F</text:span>unciones</text:h>
      <text:h text:style-name="Heading_20_3" text:outline-level="3">Definici<text:span text:style-name="T28">ó</text:span>n</text:h>
      <text:p text:style-name="Source_20_Code">def nombre_funcion ( <text:span text:style-name="T27">lista_de_parametros</text:span> ):</text:p>
      <text:p text:style-name="P84">"""Texto mostrado por help(nombre_funcion)"""</text:p>
      <text:p text:style-name="Source_20_Code"><text:tab/><text:span text:style-name="Example"><text:span text:style-name="T27">bloque</text:span></text:span></text:p>
      <text:p text:style-name="P11">Para retornar valores desde la función y finalizar su ejecución. Es posible utilizar <text:span text:style-name="Example">return</text:span> sin valores para forzar la salida de la <text:span text:style-name="T28">función.</text:span></text:p>
      <text:p text:style-name="P11">La lista de parámetros, es una <text:span text:style-name="T20">sucesión de identificadores separados por comas.</text:span></text:p>
      <text:p text:style-name="P11">Estos identificadores pueden tener valores por defecto de la forma <text:span text:style-name="Example">nombre=valor</text:span>, <text:span text:style-name="T28">que al momento de utilizar dicha función, no es obligatorio completar ese valor.</text:span></text:p>
      <text:p text:style-name="P12">Al momento de llamar una función, es posible pasar argumentos llamando al nombre de uno o varios argumentos.</text:p>
      <text:p text:style-name="P12">Por ejemplo:</text:p>
      <text:p text:style-name="Código">def <text:span text:style-name="T28">triplo</text:span>(x, y, z<text:span text:style-name="T28">=0</text:span>):</text:p>
      <text:p text:style-name="P77"><text:span text:style-name="T27">"""</text:span><text:span text:style-name="T28">Imprime los valores x, y y z de manera consecutiva</text:span><text:span text:style-name="T27">"""</text:span></text:p>
      <text:p text:style-name="Código"><text:tab/><text:span text:style-name="T28">print (x,y,z)</text:span></text:p>
      <text:p text:style-name="Código">&gt;&gt;&gt; triplo(2,1)</text:p>
      <text:p text:style-name="Código"><text:soft-page-break/>2, 1, 0</text:p>
      <text:p text:style-name="Código">&gt;&gt;&gt; triplo(4,1,6)</text:p>
      <text:p text:style-name="Código">4,1,6</text:p>
      <text:p text:style-name="Código">&gt;&gt;&gt; triplo(3,x=4,3)</text:p>
      <text:p text:style-name="Código">3,4,3</text:p>
      <text:p text:style-name="Código">&gt;&gt;&gt; help(triplo)</text:p>
      <text:p text:style-name="Código">Imprime los valores x, y y z de manera consecutiva.</text:p>
      <text:h text:style-name="Heading_20_2" text:outline-level="2">Declaraciones <text:span text:style-name="T34">y funciones predefinidas</text:span></text:h>
      <table:table table:name="Tabla8" table:style-name="Tabla8">
        <table:table-column table:style-name="Tabla8.A"/>
        <table:table-column table:style-name="Tabla8.B"/>
        <table:table-header-rows>
          <table:table-row table:style-name="TableLine94282752768752">
            <table:table-cell table:style-name="Tabla8.A1" office:value-type="string">
              <text:p text:style-name="P64">Operador</text:p>
            </table:table-cell>
            <table:table-cell table:style-name="Tabla8.B1" office:value-type="string">
              <text:p text:style-name="P64">Significado</text:p>
            </table:table-cell>
          </table:table-row>
        </table:table-header-rows>
        <table:table-row table:style-name="TableLine94282632726032">
          <table:table-cell table:style-name="Tabla8.A2" office:value-type="string">
            <text:p text:style-name="Table_20_Contents"><text:span text:style-name="Example">pass</text:span></text:p>
          </table:table-cell>
          <table:table-cell table:style-name="Tabla8.B11" office:value-type="string">
            <text:p text:style-name="P35">Declaración nula</text:p>
          </table:table-cell>
        </table:table-row>
        <table:table-row table:style-name="TableLine94282636772080">
          <table:table-cell table:style-name="Tabla8.A2" office:value-type="string">
            <text:p text:style-name="Table_20_Contents"><text:span text:style-name="Example">del nombre</text:span></text:p>
          </table:table-cell>
          <table:table-cell table:style-name="Tabla8.B11" office:value-type="string">
            <text:p text:style-name="P35">Borra <text:span text:style-name="Example">nombre</text:span> <text:span text:style-name="T43">de su referencia al espacio actual</text:span></text:p>
          </table:table-cell>
        </table:table-row>
        <table:table-row table:style-name="TableLine94282693450208">
          <table:table-cell table:style-name="Tabla8.A2" office:value-type="string">
            <text:p text:style-name="Table_20_Contents"><text:span text:style-name="Example">raise TipoExcepcion</text:span></text:p>
          </table:table-cell>
          <table:table-cell table:style-name="Tabla8.B11" office:value-type="string">
            <text:p text:style-name="P35">Genera una excepción de tipo <text:span text:style-name="Example">TipoExcepcion</text:span></text:p>
          </table:table-cell>
        </table:table-row>
        <table:table-row table:style-name="TableLine94282710957808">
          <table:table-cell table:style-name="Tabla8.A2" office:value-type="string">
            <text:p text:style-name="P48"><text:span text:style-name="Example">raise TipoExcepcion </text:span><text:span text:style-name="Example"><text:span text:style-name="T43">from exc</text:span></text:span></text:p>
          </table:table-cell>
          <table:table-cell table:style-name="Tabla8.B11" office:value-type="string">
            <text:p text:style-name="P49">Genera una excepción de tipo <text:span text:style-name="Example">TipoExcepcion</text:span> encadenada a <text:span text:style-name="Example">exc</text:span> (instancia de tipo Excepción)</text:p>
          </table:table-cell>
        </table:table-row>
        <table:table-row table:style-name="TableLine94282639103360">
          <table:table-cell table:style-name="Tabla8.A2" office:value-type="string">
            <text:p text:style-name="Table_20_Contents"><text:span text:style-name="Example">print(valor)</text:span></text:p>
          </table:table-cell>
          <table:table-cell table:style-name="Tabla8.B11" office:value-type="string">
            <text:p text:style-name="P35">Muestra en pantalla el valor</text:p>
          </table:table-cell>
        </table:table-row>
        <table:table-row table:style-name="TableLine94282701358368">
          <table:table-cell table:style-name="Tabla8.A2" office:value-type="string">
            <text:p text:style-name="Table_20_Contents"><text:span text:style-name="Example">dir()</text:span></text:p>
            <text:p text:style-name="Table_20_Contents"><text:span text:style-name="Example">dir(objeto)</text:span></text:p>
          </table:table-cell>
          <table:table-cell table:style-name="Tabla8.B11" office:value-type="string">
            <text:p text:style-name="P7">Devuelve la lista de <text:span text:style-name="T32">nombres</text:span> definid<text:span text:style-name="T32">o</text:span>s</text:p>
            <text:p text:style-name="P10">Devuelve la lista de <text:span text:style-name="T32">nombres</text:span> definid<text:span text:style-name="T32">o</text:span>s <text:span text:style-name="T42">dentro de </text:span><text:span text:style-name="Example"><text:span text:style-name="T42">objeto</text:span></text:span></text:p>
          </table:table-cell>
        </table:table-row>
        <table:table-row table:style-name="TableLine94282714263488">
          <table:table-cell table:style-name="Tabla8.A2" office:value-type="string">
            <text:p text:style-name="Table_20_Contents"><text:span text:style-name="Example">help()</text:span></text:p>
          </table:table-cell>
          <table:table-cell table:style-name="Tabla8.B11" office:value-type="string">
            <text:p text:style-name="P7">Invoca el sistema de ayuda</text:p>
          </table:table-cell>
        </table:table-row>
        <table:table-row table:style-name="TableLine94282693271104">
          <table:table-cell table:style-name="Tabla8.A2" office:value-type="string">
            <text:p text:style-name="Table_20_Contents"><text:span text:style-name="Example">input(mensaje)</text:span></text:p>
          </table:table-cell>
          <table:table-cell table:style-name="Tabla8.B9" office:value-type="string">
            <text:p text:style-name="P36">Escribe mensaje en pantalla, lee una entrada desde el teclado, la evalúa y devuelve el resultado <text:span text:style-name="T43">como texto</text:span></text:p>
          </table:table-cell>
        </table:table-row>
        <table:table-row table:style-name="TableLine94282701235200">
          <table:table-cell table:style-name="Tabla8.A2" office:value-type="string">
            <text:p text:style-name="Table_20_Contents"><text:span text:style-name="Example">is_instance(dato, tipo)</text:span></text:p>
          </table:table-cell>
          <table:table-cell table:style-name="Tabla8.B10" office:value-type="string">
            <text:p text:style-name="P43">Devuelve <text:span text:style-name="Example">True</text:span> si <text:span text:style-name="Example">dato</text:span> es <text:span text:style-name="T43">una instancia </text:span>del <text:span text:style-name="Example">tipo</text:span> especificado</text:p>
          </table:table-cell>
        </table:table-row>
        <table:table-row table:style-name="TableLine94282628911104">
          <table:table-cell table:style-name="Tabla8.A2" office:value-type="string">
            <text:p text:style-name="P48"><text:span text:style-name="Example">range(</text:span><text:span text:style-name="Example"><text:span text:style-name="T41">fin</text:span></text:span><text:span text:style-name="Example">)</text:span></text:p>
            <text:p text:style-name="P48"><text:span text:style-name="Example">range(ini,fin)</text:span></text:p>
            <text:p text:style-name="Table_20_Contents"><text:span text:style-name="Example">range(ini,fin,salto)</text:span></text:p>
          </table:table-cell>
          <table:table-cell table:style-name="Tabla8.B11" office:value-type="string">
            <text:p text:style-name="P36">Devuelve una lista con los enteros de la progresión aritmética que empieza en <text:span text:style-name="Example">ini</text:span> , termina en <text:span text:style-name="Example">fin −1</text:span> y tiene <text:span text:style-name="T33">opcionalmente </text:span>diferencia <text:span text:style-name="Example">salto</text:span>. <text:span text:style-name="T43">Si no esta indicado, la secuencia comienza en </text:span><text:span text:style-name="Example"><text:span text:style-name="T43">0</text:span></text:span><text:span text:style-name="T43">.</text:span></text:p>
          </table:table-cell>
        </table:table-row>
        <table:table-row table:style-name="TableLine94282685070144">
          <table:table-cell table:style-name="Tabla8.A2" office:value-type="string">
            <text:p text:style-name="Table_20_Contents"><text:span text:style-name="Example">str(dato)</text:span></text:p>
          </table:table-cell>
          <table:table-cell table:style-name="Tabla8.B12" office:value-type="string">
            <text:p text:style-name="P43">Devuelve una cadena conteniendo una representación de <text:span text:style-name="Example">dato</text:span> </text:p>
          </table:table-cell>
        </table:table-row>
        <table:table-row table:style-name="TableLine94282705640224">
          <table:table-cell table:style-name="Tabla8.A2" office:value-type="string">
            <text:p text:style-name="Table_20_Contents"><text:span text:style-name="Example">sum(sec, val_ini)</text:span></text:p>
          </table:table-cell>
          <table:table-cell table:style-name="Tabla8.B13" office:value-type="string">
            <text:p text:style-name="P43">Devuelve la suma de la secuencia de números <text:span text:style-name="Example">sec</text:span>, añadiéndole además <text:span text:style-name="Example">va</text:span><text:span text:style-name="Example"><text:span text:style-name="T43">l</text:span></text:span><text:span text:style-name="Example">_ini</text:span>. El valor por defecto de <text:span text:style-name="Example">val_ini</text:span> es <text:span text:style-name="Example">0</text:span></text:p>
          </table:table-cell>
        </table:table-row>
      </table:table>
      <text:h text:style-name="P92" text:outline-level="2"><text:soft-page-break/>Operadores de asignació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eLine94282639255120">
            <table:table-cell table:style-name="Tabla11.A1" office:value-type="string">
              <text:p text:style-name="P65">Operador</text:p>
            </table:table-cell>
            <table:table-cell table:style-name="Tabla11.B1" office:value-type="string">
              <text:p text:style-name="P65">Significado</text:p>
            </table:table-cell>
          </table:table-row>
        </table:table-header-rows>
        <table:table-row table:style-name="TableLine94282701587152">
          <table:table-cell table:style-name="Tabla11.A2" office:value-type="string">
            <text:p text:style-name="P51"><text:span text:style-name="Example"><text:span text:style-name="T53">a = b</text:span></text:span></text:p>
          </table:table-cell>
          <table:table-cell table:style-name="Tabla11.B8" office:value-type="string">
            <text:p text:style-name="P37"><text:span text:style-name="T53">Asigna </text:span><text:span text:style-name="Example"><text:span text:style-name="T53">b</text:span></text:span><text:span text:style-name="T53"> al identificador </text:span><text:span text:style-name="Example"><text:span text:style-name="T53">a</text:span></text:span></text:p>
          </table:table-cell>
        </table:table-row>
        <table:table-row table:style-name="TableLine94282636455936">
          <table:table-cell table:style-name="Tabla11.A2" office:value-type="string">
            <text:p text:style-name="P52"><text:span text:style-name="Example">a += b</text:span></text:p>
          </table:table-cell>
          <table:table-cell table:style-name="Tabla11.B8" office:value-type="string">
            <text:p text:style-name="P52">Lo mismo que <text:span text:style-name="Example">a = a+b</text:span></text:p>
          </table:table-cell>
        </table:table-row>
        <table:table-row table:style-name="TableLine94282638072048">
          <table:table-cell table:style-name="Tabla11.A2" office:value-type="string">
            <text:p text:style-name="P52"><text:span text:style-name="Example">a -= b</text:span></text:p>
          </table:table-cell>
          <table:table-cell table:style-name="Tabla11.B8" office:value-type="string">
            <text:p text:style-name="P52">Lo mismo que <text:span text:style-name="Example">a = a-b</text:span></text:p>
          </table:table-cell>
        </table:table-row>
        <table:table-row table:style-name="TableLine94282683298144">
          <table:table-cell table:style-name="Tabla11.A2" office:value-type="string">
            <text:p text:style-name="P52"><text:span text:style-name="Example">a *= b</text:span></text:p>
          </table:table-cell>
          <table:table-cell table:style-name="Tabla11.B8" office:value-type="string">
            <text:p text:style-name="P52">Lo mismo que <text:span text:style-name="Example">a = a*b</text:span></text:p>
          </table:table-cell>
        </table:table-row>
        <table:table-row table:style-name="TableLine94282710974976">
          <table:table-cell table:style-name="Tabla11.A2" office:value-type="string">
            <text:p text:style-name="P52"><text:span text:style-name="Example">a /= b</text:span></text:p>
          </table:table-cell>
          <table:table-cell table:style-name="Tabla11.B8" office:value-type="string">
            <text:p text:style-name="P52">Lo mismo que <text:span text:style-name="Example">a = a/b</text:span></text:p>
          </table:table-cell>
        </table:table-row>
        <table:table-row table:style-name="TableLine94282694897392">
          <table:table-cell table:style-name="Tabla11.A2" office:value-type="string">
            <text:p text:style-name="P52"><text:span text:style-name="Example">a %= b</text:span></text:p>
          </table:table-cell>
          <table:table-cell table:style-name="Tabla11.B8" office:value-type="string">
            <text:p text:style-name="P52">Lo mismo que <text:span text:style-name="Example">a = a%b</text:span></text:p>
          </table:table-cell>
        </table:table-row>
        <table:table-row table:style-name="TableLine94282636500720">
          <table:table-cell table:style-name="Tabla11.A2" office:value-type="string">
            <text:p text:style-name="P52"><text:span text:style-name="Example">a **= b</text:span></text:p>
          </table:table-cell>
          <table:table-cell table:style-name="Tabla11.B8" office:value-type="string">
            <text:p text:style-name="P52">Lo mismo que <text:span text:style-name="Example">a = a**b</text:span></text:p>
          </table:table-cell>
        </table:table-row>
      </table:table>
      <text:h text:style-name="Heading_20_3" text:outline-level="3">Desempaquetamiento con asignaciones</text:h>
      <text:p text:style-name="P20">El operador de asignación puede desempaquetar secuencias:</text:p>
      <text:p text:style-name="Source_20_Code">a,b = range(2)</text:p>
      <text:p text:style-name="P20">Es lo mismo que:</text:p>
      <text:p text:style-name="Source_20_Code">a = 0</text:p>
      <text:p text:style-name="Source_20_Code">b = 1</text:p>
      <text:p text:style-name="P20">También es posible desempaquetar parcialmente una secuencia en dos (o mas), dejando el resto en la que esté más a la derecha.</text:p>
      <text:p text:style-name="Source_20_Code">a, *b = range(<text:span text:style-name="T2">5</text:span>)</text:p>
      <text:p text:style-name="P20">es lo mismo que</text:p>
      <text:p text:style-name="Source_20_Code">a = 0</text:p>
      <text:p text:style-name="Source_20_Code">b = <text:span text:style-name="T54">[</text:span>1,2,3,4<text:span text:style-name="T54">]</text:span></text:p>
      <text:p text:style-name="P20">De esta manera también es posible intercambiar el contenido de dos variables sin un auxiliar:</text:p>
      <text:p text:style-name="Source_20_Code">x, y = y, x</text:p>
      <text:h text:style-name="P91" text:outline-level="2"><text:soft-page-break/>Módulos</text:h>
      <text:p text:style-name="P14">Los módulos son espacios de nombre que agrupan alguna funcionalidad, como una biblioteca o funcionalidad especifica, <text:span text:style-name="Example">math</text:span> contiene funcionalidad dedicada a la matemática, por ejemplo</text:p>
      <text:p text:style-name="P14">Carga de modulo completo:</text:p>
      <text:p text:style-name="P79">import modulo1</text:p>
      <text:p text:style-name="P85">import modulo2</text:p>
      <text:p text:style-name="Text_20_body">Carga parcial; “de<text:span text:style-name="T53">sde</text:span> modulo <text:span text:style-name="T53">traé </text:span>nombre1”</text:p>
      <text:p text:style-name="Source_20_Code">from modulo import nombre1, ..., nombreN</text:p>
      <text:p text:style-name="Text_20_body"><text:span text:style-name="T43">Carga de un modulo con c</text:span>ambio de nombre</text:p>
      <text:p text:style-name="Source_20_Code">import modulo1 as m</text:p>
      <text:p text:style-name="P85">from modulo2 import nombre3 as m</text:p>
      <text:p text:style-name="P18"/>
      <text:h text:style-name="P88" text:outline-level="1">Guía de string.format</text:h>
      <text:p text:style-name="P21">Una de las varias formas de armar cadenas con variables dentro de Python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eLine94282686854672">
          <table:table-cell table:style-name="Tabla9.A1" office:value-type="string">
            <text:p text:style-name="Table_20_Heading"><text:span text:style-name="T31">Número</text:span> </text:p>
          </table:table-cell>
          <table:table-cell table:style-name="Tabla9.A1" office:value-type="string">
            <text:p text:style-name="Table_20_Heading">Format<text:span text:style-name="T31">o</text:span> </text:p>
          </table:table-cell>
          <table:table-cell table:style-name="Tabla9.A1" office:value-type="string">
            <text:p text:style-name="P67">Salida</text:p>
          </table:table-cell>
          <table:table-cell table:style-name="Tabla9.A1" office:value-type="string">
            <text:p text:style-name="P67">Descripción</text:p>
          </table:table-cell>
        </table:table-row>
        <table:table-row table:style-name="TableLine94282713158896">
          <table:table-cell table:style-name="Tabla9.A1" office:value-type="string">
            <text:p text:style-name="Table_20_Contents"><text:span text:style-name="Example">3.1415926</text:span></text:p>
          </table:table-cell>
          <table:table-cell table:style-name="Tabla9.A1" office:value-type="string">
            <text:p text:style-name="Table_20_Contents"><text:span text:style-name="Example">{:.2f}</text:span></text:p>
          </table:table-cell>
          <table:table-cell table:style-name="Tabla9.A1" office:value-type="string">
            <text:p text:style-name="Table_20_Contents"><text:span text:style-name="Example">3.14</text:span></text:p>
          </table:table-cell>
          <table:table-cell table:style-name="Tabla9.A1" office:value-type="string">
            <text:p text:style-name="Table_20_Contents"><text:span text:style-name="Example">2</text:span> decimal<text:span text:style-name="T31">es</text:span></text:p>
          </table:table-cell>
        </table:table-row>
        <table:table-row table:style-name="TableLine94282683741632">
          <table:table-cell table:style-name="Tabla9.A1" office:value-type="string">
            <text:p text:style-name="Table_20_Contents"><text:span text:style-name="Example">3.1415926</text:span></text:p>
          </table:table-cell>
          <table:table-cell table:style-name="Tabla9.A1" office:value-type="string">
            <text:p text:style-name="Table_20_Contents"><text:span text:style-name="Example">{:+.2f}</text:span></text:p>
          </table:table-cell>
          <table:table-cell table:style-name="Tabla9.A1" office:value-type="string">
            <text:p text:style-name="Table_20_Contents"><text:span text:style-name="Example">+3.14</text:span></text:p>
          </table:table-cell>
          <table:table-cell table:style-name="Tabla9.A1" office:value-type="string">
            <text:p text:style-name="P55"><text:span text:style-name="Example">2</text:span> decimal<text:span text:style-name="T31">es con signo</text:span></text:p>
          </table:table-cell>
        </table:table-row>
        <table:table-row table:style-name="TableLine94282703846560">
          <table:table-cell table:style-name="Tabla9.A1" office:value-type="string">
            <text:p text:style-name="Table_20_Contents"><text:span text:style-name="Example">-1</text:span></text:p>
          </table:table-cell>
          <table:table-cell table:style-name="Tabla9.A1" office:value-type="string">
            <text:p text:style-name="Table_20_Contents"><text:span text:style-name="Example">{:+.2f}</text:span></text:p>
          </table:table-cell>
          <table:table-cell table:style-name="Tabla9.A1" office:value-type="string">
            <text:p text:style-name="Table_20_Contents"><text:span text:style-name="Example">-1.00</text:span></text:p>
          </table:table-cell>
          <table:table-cell table:style-name="Tabla9.A1" office:value-type="string">
            <text:p text:style-name="P55"><text:span text:style-name="Example">2</text:span> decimal<text:span text:style-name="T31">es con signo</text:span></text:p>
          </table:table-cell>
        </table:table-row>
        <table:table-row table:style-name="TableLine94282607061968">
          <table:table-cell table:style-name="Tabla9.A1" office:value-type="string">
            <text:p text:style-name="Table_20_Contents"><text:span text:style-name="Example">2.71828</text:span></text:p>
          </table:table-cell>
          <table:table-cell table:style-name="Tabla9.A1" office:value-type="string">
            <text:p text:style-name="Table_20_Contents"><text:span text:style-name="Example">{:.0f}</text:span></text:p>
          </table:table-cell>
          <table:table-cell table:style-name="Tabla9.A1" office:value-type="string">
            <text:p text:style-name="Table_20_Contents"><text:span text:style-name="Example">3</text:span></text:p>
          </table:table-cell>
          <table:table-cell table:style-name="Tabla9.A1" office:value-type="string">
            <text:p text:style-name="P41">Sin decimales</text:p>
          </table:table-cell>
        </table:table-row>
        <table:table-row table:style-name="TableLine94282613163168">
          <table:table-cell table:style-name="Tabla9.A1" office:value-type="string">
            <text:p text:style-name="Table_20_Contents"><text:span text:style-name="Example">5</text:span></text:p>
          </table:table-cell>
          <table:table-cell table:style-name="Tabla9.A1" office:value-type="string">
            <text:p text:style-name="Table_20_Contents"><text:span text:style-name="Example">{:0&gt;2d}</text:span></text:p>
          </table:table-cell>
          <table:table-cell table:style-name="Tabla9.A1" office:value-type="string">
            <text:p text:style-name="Table_20_Contents"><text:span text:style-name="Example">05</text:span></text:p>
          </table:table-cell>
          <table:table-cell table:style-name="Tabla9.A1" office:value-type="string">
            <text:p text:style-name="P42">Rellenar con ceros a la izquierda hasta completar <text:span text:style-name="Example">2</text:span> espacios</text:p>
          </table:table-cell>
        </table:table-row>
        <table:table-row table:style-name="TableLine94282716222160">
          <table:table-cell table:style-name="Tabla9.A1" office:value-type="string">
            <text:p text:style-name="Table_20_Contents"><text:span text:style-name="Example">5</text:span></text:p>
          </table:table-cell>
          <table:table-cell table:style-name="Tabla9.A1" office:value-type="string">
            <text:p text:style-name="Table_20_Contents"><text:span text:style-name="Example">{:x&lt;4d}</text:span></text:p>
          </table:table-cell>
          <table:table-cell table:style-name="Tabla9.A1" office:value-type="string">
            <text:p text:style-name="Table_20_Contents"><text:span text:style-name="Example">5xxx</text:span></text:p>
          </table:table-cell>
          <table:table-cell table:style-name="Tabla9.A1" office:value-type="string">
            <text:p text:style-name="P41">Rellena con <text:span text:style-name="Example">x</text:span> a la derecha hasta completar <text:span text:style-name="Example">4</text:span> espacios.</text:p>
          </table:table-cell>
        </table:table-row>
        <table:table-row table:style-name="TableLine94282711209840">
          <table:table-cell table:style-name="Tabla9.A1" office:value-type="string">
            <text:p text:style-name="Table_20_Contents"><text:span text:style-name="Example">10</text:span></text:p>
          </table:table-cell>
          <table:table-cell table:style-name="Tabla9.A1" office:value-type="string">
            <text:p text:style-name="Table_20_Contents"><text:span text:style-name="Example">{:x&lt;4d}</text:span></text:p>
          </table:table-cell>
          <table:table-cell table:style-name="Tabla9.A1" office:value-type="string">
            <text:p text:style-name="Table_20_Contents"><text:span text:style-name="Example">10xx</text:span></text:p>
          </table:table-cell>
          <table:table-cell table:style-name="Tabla9.A1" office:value-type="string">
            <text:p text:style-name="P42">Rellena con <text:span text:style-name="Example">x</text:span> a la derecha hasta completar <text:span text:style-name="Example">4</text:span> espacios.</text:p>
          </table:table-cell>
        </table:table-row>
        <table:table-row table:style-name="TableLine94282636902912">
          <table:table-cell table:style-name="Tabla9.A1" office:value-type="string">
            <text:p text:style-name="Table_20_Contents"><text:span text:style-name="Example">1000000</text:span></text:p>
          </table:table-cell>
          <table:table-cell table:style-name="Tabla9.A1" office:value-type="string">
            <text:p text:style-name="Table_20_Contents"><text:span text:style-name="Example">{:,}</text:span></text:p>
          </table:table-cell>
          <table:table-cell table:style-name="Tabla9.A1" office:value-type="string">
            <text:p text:style-name="Table_20_Contents"><text:span text:style-name="Example">1,000,000</text:span></text:p>
          </table:table-cell>
          <table:table-cell table:style-name="Tabla9.A1" office:value-type="string">
            <text:p text:style-name="P40">Numero con separador de miles</text:p>
          </table:table-cell>
        </table:table-row>
        <table:table-row table:style-name="TableLine94282696494832">
          <table:table-cell table:style-name="Tabla9.A1" office:value-type="string">
            <text:p text:style-name="Table_20_Contents"><text:span text:style-name="Example">0.25</text:span></text:p>
          </table:table-cell>
          <table:table-cell table:style-name="Tabla9.A1" office:value-type="string">
            <text:p text:style-name="Table_20_Contents"><text:span text:style-name="Example">{:.2%}</text:span></text:p>
          </table:table-cell>
          <table:table-cell table:style-name="Tabla9.A1" office:value-type="string">
            <text:p text:style-name="Table_20_Contents"><text:span text:style-name="Example">25.00%</text:span></text:p>
          </table:table-cell>
          <table:table-cell table:style-name="Tabla9.A1" office:value-type="string">
            <text:p text:style-name="Table_20_Contents">Format<text:span text:style-name="T31">o</text:span> <text:span text:style-name="T31">porcentual</text:span></text:p>
          </table:table-cell>
        </table:table-row>
        <table:table-row table:style-name="TableLine94282637649440">
          <table:table-cell table:style-name="Tabla9.A1" office:value-type="string">
            <text:p text:style-name="Table_20_Contents"><text:span text:style-name="Example">1000000000 </text:span></text:p>
          </table:table-cell>
          <table:table-cell table:style-name="Tabla9.A1" office:value-type="string">
            <text:p text:style-name="Table_20_Contents"><text:span text:style-name="Example">{:.2e}</text:span></text:p>
          </table:table-cell>
          <table:table-cell table:style-name="Tabla9.A1" office:value-type="string">
            <text:p text:style-name="Table_20_Contents"><text:span text:style-name="Example">1.00e+09</text:span></text:p>
          </table:table-cell>
          <table:table-cell table:style-name="Tabla9.A1" office:value-type="string">
            <text:p text:style-name="Table_20_Contents"><text:span text:style-name="T31">Notación de exponente</text:span> </text:p>
          </table:table-cell>
        </table:table-row>
        <table:table-row table:style-name="TableLine94282700278784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10d}</text:span></text:p>
          </table:table-cell>
          <table:table-cell table:style-name="Tabla9.A1" office:value-type="string">
            <text:p text:style-name="Table_20_Contents"><text:span text:style-name="Example">        13</text:span></text:p>
          </table:table-cell>
          <table:table-cell table:style-name="Tabla9.A1" office:value-type="string">
            <text:p text:style-name="Table_20_Contents"><text:span text:style-name="T31">Alineación derecha</text:span> (<text:span text:style-name="T31">por defecto</text:span>, <text:span text:style-name="T31">ancho </text:span>10) </text:p>
          </table:table-cell>
        </table:table-row>
        <table:table-row table:style-name="TableLine94282636590832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&lt;10d}</text:span></text:p>
          </table:table-cell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P39"><text:span text:style-name="T31">Alineación izquierda </text:span>(<text:span text:style-name="T31">ancho</text:span> 10) </text:p>
          </table:table-cell>
        </table:table-row>
        <table:table-row table:style-name="TableLine94282694845312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^10d}</text:span></text:p>
          </table:table-cell>
          <table:table-cell table:style-name="Tabla9.A1" office:value-type="string">
            <text:p text:style-name="Table_20_Contents"><text:span text:style-name="Example">    13</text:span></text:p>
          </table:table-cell>
          <table:table-cell table:style-name="Tabla9.A1" office:value-type="string">
            <text:p text:style-name="P39"><text:span text:style-name="T31">Alineación al centro </text:span>(<text:span text:style-name="T31">ancho</text:span> 10) </text:p>
          </table:table-cell>
        </table:table-row>
      </table:table>
      <text:p text:style-name="P13">https://mkaz.tech/python-string-format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Código" style:family="paragraph" style:parent-style-name="Preformatted_20_Text">
      <style:paragraph-properties fo:padding="0.199cm" fo:border="0.06pt solid #000000" style:shadow="none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apitalizada" style:family="paragraph" style:parent-style-name="Aclaración">
      <style:paragraph-properties>
        <style:drop-cap style:lines="2" style:distance="0.499cm"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style:font-name="Fabrikat" fo:font-size="13pt" officeooo:rsid="002ec0d7" officeooo:paragraph-rsid="002ec0d7" style:font-size-asian="10.5pt"/>
    </style:style>
    <style:style style:name="MP3" style:family="paragraph" style:parent-style-name="Footer">
      <style:text-properties officeooo:rsid="000b2ba5" officeooo:paragraph-rsid="00152345"/>
    </style:style>
    <style:style style:name="MP4" style:family="paragraph" style:parent-style-name="Footer">
      <style:text-properties officeooo:paragraph-rsid="0037e73e"/>
    </style:style>
    <style:style style:name="MT1" style:family="text">
      <style:text-properties officeooo:rsid="000cbcbc"/>
    </style:style>
    <style:style style:name="MT2" style:family="text">
      <style:text-properties style:font-name="Fabrikat" fo:font-size="13pt" officeooo:rsid="002ec0d7" style:font-size-asian="10.5pt"/>
    </style:style>
    <style:style style:name="MT3" style:family="text">
      <style:text-properties officeooo:rsid="003b54cc"/>
    </style:style>
    <style:style style:name="MT4" style:family="text">
      <style:text-properties officeooo:rsid="0012abe4"/>
    </style:style>
    <style:style style:name="MT5" style:family="text">
      <style:text-properties officeooo:rsid="0037e73e"/>
    </style:style>
    <style:style style:name="MT6" style:family="text">
      <style:text-properties officeooo:rsid="003fd78e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282780891888" text:id="ct94282780891888">
            <text:deletion>
              <office:change-info>
                <dc:creator>Martín René Vilugrón</dc:creator>
                <dc:date>2021-04-21T15:23:16</dc:date>
              </office:change-info>
              <text:p text:style-name="MP1"><text:span text:style-name="MT1">Taller de Informática y TICs</text:span></text:p>
            </text:deletion>
          </text:changed-region>
          <text:changed-region xml:id="ct94282745007408" text:id="ct94282745007408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</text:tracked-changes>
        <text:p text:style-name="MP1"><draw:frame draw:style-name="Mfr1" draw:name="Imagen1" text:anchor-type="paragraph" svg:x="-0.011cm" svg:y="0.291cm" svg:width="6.588cm" svg:height="1.087cm" draw:z-index="16"><draw:image xlink:href="Pictures/1000336400001042000002AE8C2B294C3B05E066.svg" xlink:type="simple" xlink:show="embed" xlink:actuate="onLoad" draw:mime-type="image/svg+xml"/><draw:image xlink:href="Pictures/100002010000009D0000001A6F2D8528947863CC.png" xlink:type="simple" xlink:show="embed" xlink:actuate="onLoad" draw:mime-type="image/png"/></draw:frame><text:tab/><text:tab/><text:change text:change-id="ct94282780891888"/><text:change-start text:change-id="ct94282745007408"/><text:span text:style-name="MT2">Introducción a la </text:span></text:p>
        <text:p text:style-name="MP2"><text:tab/><text:tab/>Ingeniería en Computación<text:change-end text:change-id="ct94282745007408"/></text:p>
        <text:p text:style-name="MP3"><text:tab/><text:tab/><text:date style:data-style-name="N107" text:date-value="2021-05-13T21:15:11.272493214">2021</text:date></text:p>
      </style:header>
      <style:footer>
        <text:tracked-changes>
          <text:changed-region xml:id="ct94282720742560" text:id="ct94282720742560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282725062464" text:id="ct94282725062464">
            <text:deletion>
              <office:change-info>
                <dc:creator>Martín René Vilugrón</dc:creator>
                <dc:date>2021-04-21T20:28:59</dc:date>
              </office:change-info>
              <text:p text:style-name="MP4"><text:span text:style-name="MT6"><text:page-count>16</text:page-count></text:span></text:p>
            </text:deletion>
          </text:changed-region>
          <text:changed-region xml:id="ct94282726724576" text:id="ct94282726724576">
            <text:deletion>
              <office:change-info>
                <dc:creator>Martín René Vilugrón</dc:creator>
                <dc:date>2021-04-21T20:31:31</dc:date>
              </office:change-info>
              <text:p text:style-name="MP4"><text:span text:style-name="MT1"><text:s/></text:span></text:p>
            </text:deletion>
          </text:changed-region>
        </text:tracked-changes>
        <text:p text:style-name="MP4"><text:span text:style-name="MT3">r</text:span><text:editing-cycles>32</text:editing-cycles>/<text:span text:style-name="MT4"><text:date style:data-style-name="N107" text:date-value="2021-05-13T18:31:47.281163684" text:fixed="true">2021</text:date></text:span><text:span text:style-name="MT5">(MrTín)</text:span><text:tab/><text:tab/>Página <text:page-number text:select-page="current">11</text:page-number><text:s/><text:span text:style-name="MT1">de</text:span><text:change-start text:change-id="ct94282720742560"/><text:span text:style-name="MT1"> </text:span><text:change-end text:change-id="ct94282720742560"/><text:span text:style-name="MT1"><text:page-count>16</text:page-count></text:span><text:change text:change-id="ct94282725062464"/><text:change text:change-id="ct94282726724576"/></text:p>
      </style:footer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16-05-03T11:28:03.759000000</meta:creation-date>
    <dc:date>2021-05-13T21:15:11.139791123</dc:date>
    <dc:creator>Martín René Vilugrón</dc:creator>
    <meta:editing-duration>PT2H15M4S</meta:editing-duration>
    <meta:editing-cycles>32</meta:editing-cycles>
    <meta:generator>LibreOffice/7.0.5.2$Linux_X86_64 LibreOffice_project/00$Build-2</meta:generator>
    <meta:document-statistic meta:table-count="12" meta:image-count="1" meta:object-count="1" meta:page-count="16" meta:paragraph-count="512" meta:word-count="2887" meta:character-count="17271" meta:non-whitespace-character-count="14868"/>
  </office:meta>
</office:document-meta>
</file>

<file path=Object 1/content.xml><?xml version="1.0" encoding="utf-8"?>
<math xmlns="http://www.w3.org/1998/Math/MathML" display="block">
  <semantics>
    <msup>
      <mi>a</mi>
      <mi>b</mi>
    </msup>
    <annotation encoding="StarMath 5.0">a^b</annotation>
  </semantics>
</math>
</file>